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style:font-name-asian="Courier" style:font-size-asian="12pt" style:font-name-complex="Courier" style:font-size-complex="12pt"/>
    </style:style>
    <style:style style:name="P2" style:family="paragraph" style:parent-style-name="Standard" style:master-page-name="PM2">
      <style:paragraph-properties fo:margin-left="0in" fo:margin-right="0in" fo:margin-top="0in" fo:margin-bottom="0in" loext:contextual-spacing="false" fo:line-height="100%" fo:text-align="start" style:justify-single-word="false" fo:text-indent="0in" style:auto-text-indent="false" style:page-number="auto"/>
      <style:text-properties fo:color="#000000" style:font-name="Courier" fo:font-size="12pt" style:font-name-asian="Courier" style:font-size-asian="12pt" style:font-name-complex="Courier" style:font-size-complex="12pt"/>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style:font-name-asian="Courier" style:font-size-asian="12pt" style:font-name-complex="Courier"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text:s text:c="23"/>/*Principle of Programming</text:p>
      <text:p text:style-name="P1"><text:tab/><text:tab/><text:tab/><text:tab/><text:tab/>By Niraj Chudali*/</text:p>
      <text:p text:style-name="P1"/>
      <text:p text:style-name="P1"/>
      <text:p text:style-name="P1"/>
      <text:p text:style-name="P1"/>
      <text:p text:style-name="P1"/>
      <text:p text:style-name="P1"/>
      <text:p text:style-name="P1">//1.program to print hello world</text:p>
      <text:p text:style-name="P1"/>
      <text:p text:style-name="P1">public class Hello {</text:p>
      <text:p text:style-name="P1"><text:tab/>public static void main(String[] args) {</text:p>
      <text:p text:style-name="P1"><text:tab/><text:tab/></text:p>
      <text:p text:style-name="P1"><text:tab/><text:tab/>System.out.println("Hello world");</text:p>
      <text:p text:style-name="P1"><text:tab/>}</text:p>
      <text:p text:style-name="P1">}</text:p>
      <text:p text:style-name="P1"/>
      <text:p text:style-name="P1">//**********************************************************</text:p>
      <text:p text:style-name="P1"/>
      <text:p text:style-name="P1">//2.program to print name and address.</text:p>
      <text:p text:style-name="P1"/>
      <text:p text:style-name="P1">public class NameAddress {</text:p>
      <text:p text:style-name="P1"><text:tab/>public static void main(String[] args) {</text:p>
      <text:p text:style-name="P1"><text:tab/><text:tab/></text:p>
      <text:p text:style-name="P1"><text:tab/><text:tab/>String name = "Niraj Poudel";</text:p>
      <text:p text:style-name="P1"><text:tab/><text:tab/>String address = "Argakhanchi";</text:p>
      <text:p text:style-name="P1"><text:tab/><text:tab/>System.out.println("My name is: " + name);</text:p>
      <text:p text:style-name="P1"><text:tab/><text:tab/>System.out.println("I am from: " + address);</text:p>
      <text:p text:style-name="P1"><text:tab/>}</text:p>
      <text:p text:style-name="P1">}</text:p>
      <text:p text:style-name="P1"/>
      <text:p text:style-name="P1">//************************************************************</text:p>
      <text:p text:style-name="P1"/>
      <text:p text:style-name="P1">//3.program to find sum of two numbers</text:p>
      <text:p text:style-name="P1"/>
      <text:p text:style-name="P1">public class Sum {</text:p>
      <text:p text:style-name="P1"><text:tab/>public static void main(String[] args) {</text:p>
      <text:p text:style-name="P1"><text:tab/><text:tab/></text:p>
      <text:p text:style-name="P1"><text:tab/><text:tab/>int num1,num2,sum;</text:p>
      <text:p text:style-name="P1"><text:tab/><text:tab/>num1 = 10;</text:p>
      <text:p text:style-name="P1"><text:tab/><text:tab/>num2 = 20;</text:p>
      <text:p text:style-name="P1"><text:tab/><text:tab/>sum = num1 + num2;</text:p>
      <text:p text:style-name="P1"><text:tab/><text:tab/>System.out.println("The sum is: " + sum);</text:p>
      <text:p text:style-name="P1"><text:tab/>}</text:p>
      <text:p text:style-name="P1">}</text:p>
      <text:p text:style-name="P1"/>
      <text:p text:style-name="P1"><text:soft-page-break/>//**********************************************************</text:p>
      <text:p text:style-name="P1"/>
      <text:p text:style-name="P1">//4.program to sum two number reading from terminal</text:p>
      <text:p text:style-name="P1"/>
      <text:p text:style-name="P1">public class InputSum {</text:p>
      <text:p text:style-name="P1"><text:tab/>public static void main(String[] args) {</text:p>
      <text:p text:style-name="P1"><text:tab/><text:tab/></text:p>
      <text:p text:style-name="P1"><text:tab/><text:tab/>int num1,num2,sum;</text:p>
      <text:p text:style-name="P1"><text:tab/><text:tab/>num1=Integer.parseInt(args[0]);</text:p>
      <text:p text:style-name="P1"><text:tab/><text:tab/>num2=Integer.parseInt(args[1]);</text:p>
      <text:p text:style-name="P1"><text:tab/><text:tab/></text:p>
      <text:p text:style-name="P1"><text:tab/><text:tab/>sum = num1 + num2;</text:p>
      <text:p text:style-name="P1"><text:tab/><text:tab/>System.out.println("The sum is: " + sum);</text:p>
      <text:p text:style-name="P1"><text:tab/>}</text:p>
      <text:p text:style-name="P1">}</text:p>
      <text:p text:style-name="P1"/>
      <text:p text:style-name="P1">//*********************************************************</text:p>
      <text:p text:style-name="P1"/>
      <text:p text:style-name="P1">//5.program to find (+,-,/,*)</text:p>
      <text:p text:style-name="P1"/>
      <text:p text:style-name="P1">public class Operation {</text:p>
      <text:p text:style-name="P1"><text:tab/>public static void main(String[] args) {</text:p>
      <text:p text:style-name="P1"/>
      <text:p text:style-name="P1"><text:tab/><text:tab/>int num1,num2,sum, diff, mul, div;</text:p>
      <text:p text:style-name="P1"><text:tab/><text:tab/>num1=Integer.parseInt(args[0]);</text:p>
      <text:p text:style-name="P1"><text:tab/><text:tab/>num2=Integer.parseInt(args[1]);</text:p>
      <text:p text:style-name="P1"><text:tab/><text:tab/></text:p>
      <text:p text:style-name="P1"><text:tab/><text:tab/>sum = num1 + num2;</text:p>
      <text:p text:style-name="P1"><text:tab/><text:tab/>diff = num1 - num2;</text:p>
      <text:p text:style-name="P1"><text:tab/><text:tab/>mul = num1 * num2;</text:p>
      <text:p text:style-name="P1"><text:tab/><text:tab/>div = num1 / num2;</text:p>
      <text:p text:style-name="P1"><text:tab/></text:p>
      <text:p text:style-name="P1"><text:tab/><text:tab/>System.out.println("The sum is: " + sum);</text:p>
      <text:p text:style-name="P1"><text:tab/><text:tab/>System.out.println("The difference is: " + diff);</text:p>
      <text:p text:style-name="P1"><text:tab/><text:tab/>System.out.println("The product is is: " + mul);</text:p>
      <text:p text:style-name="P1"><text:tab/><text:tab/>System.out.println("The quotient is: " + div);</text:p>
      <text:p text:style-name="P1"><text:tab/>}</text:p>
      <text:p text:style-name="P1">}</text:p>
      <text:p text:style-name="P1"/>
      <text:p text:style-name="P1">//********************************************************</text:p>
      <text:p text:style-name="P1"/>
      <text:p text:style-name="P1">//6.program to calculate area and perimeter of rectangle</text:p>
      <text:p text:style-name="P1"/>
      <text:p text:style-name="P1">public class AreaPerimeter {</text:p>
      <text:p text:style-name="P1"><text:tab/>public static void main(String[] args) {</text:p>
      <text:p text:style-name="P1"><text:tab/></text:p>
      <text:p text:style-name="P1"><text:tab/><text:tab/>int length, breadth, area, perimeter;</text:p>
      <text:p text:style-name="P1"><text:soft-page-break/><text:tab/><text:tab/>length = Integer.parseInt(args[0]);</text:p>
      <text:p text:style-name="P1"><text:tab/><text:tab/>breadth = Integer.parseInt(args[1]);</text:p>
      <text:p text:style-name="P1"><text:tab/><text:tab/></text:p>
      <text:p text:style-name="P1"><text:tab/><text:tab/>area = length * breadth;</text:p>
      <text:p text:style-name="P1"><text:tab/><text:tab/>perimeter = 2 * (length + breadth);</text:p>
      <text:p text:style-name="P1"><text:tab/><text:tab/>System.out.println("The perimeter of rectangle is: " + perimeter);</text:p>
      <text:p text:style-name="P1"><text:tab/><text:tab/>System.out.println("The area of rectangle is: " + area);</text:p>
      <text:p text:style-name="P1"><text:tab/>}</text:p>
      <text:p text:style-name="P1">}</text:p>
      <text:p text:style-name="P1"/>
      <text:p text:style-name="P1">//**********************************************************</text:p>
      <text:p text:style-name="P1"/>
      <text:p text:style-name="P1">//7.program to calculate area and circumference of circle.</text:p>
      <text:p text:style-name="P1"/>
      <text:p text:style-name="P1">public class AreaCircumference {</text:p>
      <text:p text:style-name="P1"><text:tab/>public static void main(String[] args) {</text:p>
      <text:p text:style-name="P1"/>
      <text:p text:style-name="P1"/>
      <text:p text:style-name="P1"><text:tab/><text:tab/>int radius, area, circumference;</text:p>
      <text:p text:style-name="P1"><text:tab/><text:tab/>radius = Integer.parseInt(args[0]);</text:p>
      <text:p text:style-name="P1"><text:tab/><text:tab/></text:p>
      <text:p text:style-name="P1"><text:tab/><text:tab/>area = 22/7 * radius*radius;</text:p>
      <text:p text:style-name="P1"><text:tab/><text:tab/>circumference = 2 * 22/7 * radius;</text:p>
      <text:p text:style-name="P1"><text:tab/><text:tab/>System.out.println("The area of circle is: " + area);</text:p>
      <text:p text:style-name="P1"><text:tab/><text:tab/>System.out.println("The circumference of circle is: " + circumference);</text:p>
      <text:p text:style-name="P1"><text:tab/>}</text:p>
      <text:p text:style-name="P1">}</text:p>
      <text:p text:style-name="P1"/>
      <text:p text:style-name="P1">//*********************************************************</text:p>
      <text:p text:style-name="P1"/>
      <text:p text:style-name="P1">//8.program to calculate simple interest.</text:p>
      <text:p text:style-name="P1"/>
      <text:p text:style-name="P1">public class SimpleInterest {</text:p>
      <text:p text:style-name="P1"><text:tab/>public static void main(String[] args) {</text:p>
      <text:p text:style-name="P1"><text:tab/><text:tab/></text:p>
      <text:p text:style-name="P1"><text:tab/><text:tab/>int p, t, r, i;</text:p>
      <text:p text:style-name="P1"><text:tab/><text:tab/>p = Integer.parseInt(args[0]);</text:p>
      <text:p text:style-name="P1"><text:tab/><text:tab/>t = Integer.parseInt(args[1]);</text:p>
      <text:p text:style-name="P1"><text:tab/><text:tab/>r = Integer.parseInt(args[2]);</text:p>
      <text:p text:style-name="P1"><text:tab/><text:tab/></text:p>
      <text:p text:style-name="P1"><text:tab/><text:tab/>i = (p*t*r)/100;</text:p>
      <text:p text:style-name="P1"><text:tab/><text:tab/>System.out.println("The the simple interest is: " + i);</text:p>
      <text:p text:style-name="P1"><text:tab/>}</text:p>
      <text:p text:style-name="P1">}</text:p>
      <text:p text:style-name="P1"><text:soft-page-break/></text:p>
      <text:p text:style-name="P1">//************************************************************</text:p>
      <text:p text:style-name="P1"/>
      <text:p text:style-name="P1">//9.program to print the big number out of two numbers</text:p>
      <text:p text:style-name="P1"/>
      <text:p text:style-name="P1">public class GreatestOfTwo {</text:p>
      <text:p text:style-name="P1"><text:tab/>public static void main(String[] args) {</text:p>
      <text:p text:style-name="P1"><text:tab/><text:tab/>int a=30;</text:p>
      <text:p text:style-name="P1"><text:tab/><text:tab/>int b=50;</text:p>
      <text:p text:style-name="P1"><text:tab/><text:tab/></text:p>
      <text:p text:style-name="P1"><text:tab/><text:tab/>int big;</text:p>
      <text:p text:style-name="P1"><text:tab/><text:tab/>if(a&gt;b) </text:p>
      <text:p text:style-name="P1"><text:tab/><text:tab/><text:tab/>System.out.print(a + " is the greatest number.");</text:p>
      <text:p text:style-name="P1"><text:tab/></text:p>
      <text:p text:style-name="P1"><text:tab/><text:tab/>else</text:p>
      <text:p text:style-name="P1"><text:tab/><text:tab/><text:tab/>System.out.print(b + " is the greatest number.");</text:p>
      <text:p text:style-name="P1"><text:tab/>}</text:p>
      <text:p text:style-name="P1">}</text:p>
      <text:p text:style-name="P1"/>
      <text:p text:style-name="P1"/>
      <text:p text:style-name="P1">//*****************************************************************</text:p>
      <text:p text:style-name="P1"/>
      <text:p text:style-name="P1">//10.program to print the big number out of three numbers</text:p>
      <text:p text:style-name="P1"/>
      <text:p text:style-name="P1">public class GreatestOfThree {</text:p>
      <text:p text:style-name="P1"><text:tab/>public static void main(String[] args) {</text:p>
      <text:p text:style-name="P1"><text:tab/><text:tab/>int a=30;</text:p>
      <text:p text:style-name="P1"><text:tab/><text:tab/>int b=50;</text:p>
      <text:p text:style-name="P1"><text:tab/><text:tab/>int c=80;</text:p>
      <text:p text:style-name="P1"><text:tab/><text:tab/></text:p>
      <text:p text:style-name="P1"><text:tab/><text:tab/>int big;</text:p>
      <text:p text:style-name="P1"><text:tab/><text:tab/>if(a&gt;b &amp;&amp; b&gt;c) </text:p>
      <text:p text:style-name="P1"><text:tab/><text:tab/><text:tab/>System.out.print(a + " is the greatest number.");</text:p>
      <text:p text:style-name="P1"><text:tab/><text:tab/>else if(b&gt;a &amp;&amp; a&gt;c) </text:p>
      <text:p text:style-name="P1"><text:tab/><text:tab/><text:tab/>System.out.print(b + " is the greatest number.");</text:p>
      <text:p text:style-name="P1"><text:tab/><text:tab/>else</text:p>
      <text:p text:style-name="P1"><text:tab/><text:tab/><text:tab/>System.out.print(c + " is the greatest number.");</text:p>
      <text:p text:style-name="P1"><text:tab/>}</text:p>
      <text:p text:style-name="P1">}</text:p>
      <text:p text:style-name="P1"/>
      <text:p text:style-name="P1"/>
      <text:p text:style-name="P1">//************************************************************************</text:p>
      <text:p text:style-name="P1"/>
      <text:p text:style-name="P1">/*11.Any integer is input through the keyboard. Write a program <text:soft-page-break/>to find out whether it is an odd number or even number.*/</text:p>
      <text:p text:style-name="P1"/>
      <text:p text:style-name="P1">public class OddEven {</text:p>
      <text:p text:style-name="P1"><text:tab/>public static void main(String[] args) {</text:p>
      <text:p text:style-name="P1"><text:tab/><text:tab/></text:p>
      <text:p text:style-name="P1"><text:tab/><text:tab/>int a = Integer.parseInt(args[0]);</text:p>
      <text:p text:style-name="P1"/>
      <text:p text:style-name="P1"><text:tab/><text:tab/></text:p>
      <text:p text:style-name="P1"><text:tab/><text:tab/>if(a%2==0)</text:p>
      <text:p text:style-name="P1"><text:tab/><text:tab/><text:tab/>System.out.print(a+ " is the even number");</text:p>
      <text:p text:style-name="P1"><text:tab/><text:tab/>else</text:p>
      <text:p text:style-name="P1"><text:tab/><text:tab/><text:tab/>System.out.print(a + " is the odd number.");</text:p>
      <text:p text:style-name="P1"/>
      <text:p text:style-name="P1"><text:tab/>}</text:p>
      <text:p text:style-name="P1"/>
      <text:p text:style-name="P1"/>
      <text:p text:style-name="P1">}</text:p>
      <text:p text:style-name="P1"/>
      <text:p text:style-name="P1"/>
      <text:p text:style-name="P1">//************************************************************************</text:p>
      <text:p text:style-name="P1"/>
      <text:p text:style-name="P1">/*12.Program to check whether a triangle is valid or not, when the three angles of the triangle are entered through the keyboard.*/</text:p>
      <text:p text:style-name="P1"/>
      <text:p text:style-name="P1">public class Triangle {</text:p>
      <text:p text:style-name="P1"><text:tab/>public static void main(String[] args) {</text:p>
      <text:p text:style-name="P1"><text:tab/><text:tab/></text:p>
      <text:p text:style-name="P1"><text:tab/><text:tab/>int a = Integer.parseInt(args[0]);</text:p>
      <text:p text:style-name="P1"><text:tab/><text:tab/>int b = Integer.parseInt(args[1]);</text:p>
      <text:p text:style-name="P1"><text:tab/><text:tab/>int c = Integer.parseInt(args[2]);</text:p>
      <text:p text:style-name="P1"><text:tab/><text:tab/>int sum = a + b + c;</text:p>
      <text:p text:style-name="P1"><text:tab/><text:tab/>if (sum == 180 &amp;&amp; a!=0 &amp;&amp; b!=0 &amp;&amp; c!=0) {</text:p>
      <text:p text:style-name="P1"><text:tab/><text:tab/><text:tab/>System.out.print("The given angle forms a triangle.");</text:p>
      <text:p text:style-name="P1"><text:tab/><text:tab/><text:tab/></text:p>
      <text:p text:style-name="P1"><text:tab/><text:tab/>}</text:p>
      <text:p text:style-name="P1"><text:tab/><text:tab/>else</text:p>
      <text:p text:style-name="P1"><text:tab/><text:tab/><text:tab/>System.out.print("The given angle don't form a triangle.");</text:p>
      <text:p text:style-name="P1"><text:tab/>}</text:p>
      <text:p text:style-name="P1">}</text:p>
      <text:p text:style-name="P1"/>
      <text:p text:style-name="P1">//*****************************************************************<text:soft-page-break/>************</text:p>
      <text:p text:style-name="P1"/>
      <text:p text:style-name="P1">/*13. Program If cost price and selling price of an item is input through the keyboard, write a program to determine</text:p>
      <text:p text:style-name="P1">whether the seller has made profit or incurred loss. Also determine how much profit he made or loss</text:p>
      <text:p text:style-name="P1">he incurred.*/</text:p>
      <text:p text:style-name="P1"/>
      <text:p text:style-name="P1">public class FirstProject {</text:p>
      <text:p text:style-name="P1"><text:tab/>public static void main(String[] args) {</text:p>
      <text:p text:style-name="P1"><text:tab/><text:tab/></text:p>
      <text:p text:style-name="P1"><text:tab/><text:tab/>double costPrice = Double.parseDouble(args[0]);</text:p>
      <text:p text:style-name="P1"><text:tab/><text:tab/>double sellingPrice = Double.parseDouble(args[1]);</text:p>
      <text:p text:style-name="P1"><text:tab/><text:tab/></text:p>
      <text:p text:style-name="P1"><text:tab/><text:tab/></text:p>
      <text:p text:style-name="P1"><text:tab/><text:tab/>double loss = costPrice - sellingPrice;</text:p>
      <text:p text:style-name="P1"><text:tab/><text:tab/></text:p>
      <text:p text:style-name="P1"><text:tab/><text:tab/>if(sellingPrice&gt;costPrice) {</text:p>
      <text:p text:style-name="P1"><text:tab/><text:tab/><text:tab/>double profit = sellingPrice - costPrice;</text:p>
      <text:p text:style-name="P1"><text:tab/><text:tab/><text:tab/>System.out.print(profit + " is the profit amount.");</text:p>
      <text:p text:style-name="P1"><text:tab/><text:tab/><text:tab/></text:p>
      <text:p text:style-name="P1"><text:tab/><text:tab/>}</text:p>
      <text:p text:style-name="P1"><text:tab/><text:tab/>else</text:p>
      <text:p text:style-name="P1"><text:tab/><text:tab/><text:tab/>System.out.print(loss + " is the loss amount");</text:p>
      <text:p text:style-name="P1"/>
      <text:p text:style-name="P1"><text:tab/>}</text:p>
      <text:p text:style-name="P1">}</text:p>
      <text:p text:style-name="P1"/>
      <text:p text:style-name="P1">//*******************************************************************************</text:p>
      <text:p text:style-name="P1"/>
      <text:p text:style-name="P1">/*14.A company insures its drivers in the following cases:</text:p>
      <text:p text:style-name="P1">− If the driver is married.</text:p>
      <text:p text:style-name="P1">− If the driver is unmarried, male &amp;amp; above 30 years of age.</text:p>
      <text:p text:style-name="P1">− If the driver is unmarried, female &amp;amp; above 25 years of age.</text:p>
      <text:p text:style-name="P1">In all other cases the driver is not insured. If the marital status, sex and age of the driver are the inputs, write a program to determine whether the driver is to be insured or not.*/</text:p>
      <text:p text:style-name="P1">// to check if driver can be insured</text:p>
      <text:p text:style-name="P1">import java.util.Scanner;</text:p>
      <text:p text:style-name="P1">class fourteen</text:p>
      <text:p text:style-name="P1">{</text:p>
      <text:p text:style-name="P1"><text:s text:c="6"/><text:tab/>public static void main(String args[])</text:p>
      <text:p text:style-name="P1"><text:s text:c="6"/><text:tab/>{</text:p>
      <text:p text:style-name="P1"><text:s text:c="16"/><text:tab/>Scanner scan= new Scanner(System.in);</text:p>
      <text:p text:style-name="P1"><text:soft-page-break/><text:s text:c="16"/><text:tab/>System.out.println("Are you married?");</text:p>
      <text:p text:style-name="P1"><text:s text:c="16"/><text:tab/>System.out.println("y for yes and n for no");</text:p>
      <text:p text:style-name="P1"><text:s text:c="16"/><text:tab/>String first = scan.next();</text:p>
      <text:p text:style-name="P1"><text:s text:c="16"/><text:tab/>String h="y";</text:p>
      <text:p text:style-name="P1"><text:s text:c="16"/><text:tab/>if (first.equals(h))</text:p>
      <text:p text:style-name="P1"><text:s text:c="16"/><text:tab/>{</text:p>
      <text:p text:style-name="P1"><text:s text:c="26"/><text:tab/>System.out.println("You can be insured");</text:p>
      <text:p text:style-name="P1"><text:s text:c="16"/><text:tab/>}</text:p>
      <text:p text:style-name="P1"><text:s text:c="16"/><text:tab/>else</text:p>
      <text:p text:style-name="P1"><text:s text:c="16"/><text:tab/>{</text:p>
      <text:p text:style-name="P1"><text:s/></text:p>
      <text:p text:style-name="P1"><text:s text:c="26"/><text:tab/>Scanner sca = new Scanner(System.in);</text:p>
      <text:p text:style-name="P1"><text:s text:c="26"/><text:tab/>System.out.println("You male above 30 years of age?");</text:p>
      <text:p text:style-name="P1"><text:s text:c="26"/><text:tab/>System.out.println("y for yes and n for no");</text:p>
      <text:p text:style-name="P1"><text:s text:c="26"/><text:tab/>String second = sca.next();</text:p>
      <text:p text:style-name="P1"><text:s/></text:p>
      <text:p text:style-name="P1"><text:s text:c="26"/><text:tab/>if(second.equals(h))</text:p>
      <text:p text:style-name="P1"><text:s text:c="26"/><text:tab/>{</text:p>
      <text:p text:style-name="P1"><text:s text:c="36"/><text:tab/>System.out.println("You can be insured");</text:p>
      <text:p text:style-name="P1"><text:s/></text:p>
      <text:p text:style-name="P1"><text:s text:c="26"/><text:tab/>}</text:p>
      <text:p text:style-name="P1"><text:s text:c="26"/><text:tab/>else</text:p>
      <text:p text:style-name="P1"><text:s text:c="26"/><text:tab/>{</text:p>
      <text:p text:style-name="P1"><text:s text:c="36"/><text:tab/>Scanner sc = new Scanner(System.in);</text:p>
      <text:p text:style-name="P1"><text:s text:c="36"/><text:tab/>System.out.println("Are you female above 25");</text:p>
      <text:p text:style-name="P1"><text:s text:c="36"/><text:tab/>System.out.println("y for yes and n for no");</text:p>
      <text:p text:style-name="P1"><text:s text:c="36"/><text:tab/>String third=sc.next();</text:p>
      <text:p text:style-name="P1"><text:s text:c="36"/><text:tab/>if (third.equals(h))</text:p>
      <text:p text:style-name="P1"><text:s text:c="36"/><text:tab/>{</text:p>
      <text:p text:style-name="P1"><text:s text:c="46"/><text:tab/>System.out.println("You can be insure");</text:p>
      <text:p text:style-name="P1"><text:s text:c="36"/><text:tab/>}</text:p>
      <text:p text:style-name="P1"><text:s text:c="36"/><text:tab/>else</text:p>
      <text:p text:style-name="P1"><text:s text:c="36"/><text:tab/>{</text:p>
      <text:p text:style-name="P1"><text:s text:c="46"/><text:tab/>System.out.println("Sorry you cannot be insured");</text:p>
      <text:p text:style-name="P1"><text:s text:c="36"/><text:tab/>}</text:p>
      <text:p text:style-name="P1"><text:s/></text:p>
      <text:p text:style-name="P1"><text:s text:c="26"/><text:tab/>}</text:p>
      <text:p text:style-name="P1"><text:soft-page-break/><text:s text:c="16"/><text:tab/>}</text:p>
      <text:p text:style-name="P1"><text:s text:c="6"/><text:tab/>}</text:p>
      <text:p text:style-name="P1">}</text:p>
      <text:p text:style-name="P1"/>
      <text:p text:style-name="P1">//*****************************************************************************</text:p>
      <text:p text:style-name="P1"/>
      <text:p text:style-name="P1">//15.Program to swap the values of two numbers with the third variable.</text:p>
      <text:p text:style-name="P1"/>
      <text:p text:style-name="P1">public class Swapping{</text:p>
      <text:p text:style-name="P1"><text:tab/>public static void main(String[] args) {</text:p>
      <text:p text:style-name="P1"><text:tab/><text:tab/></text:p>
      <text:p text:style-name="P1"><text:tab/><text:tab/>int a=10;</text:p>
      <text:p text:style-name="P1"><text:tab/><text:tab/>int b=20;</text:p>
      <text:p text:style-name="P1"><text:tab/><text:tab/>int c = a;</text:p>
      <text:p text:style-name="P1"><text:tab/><text:tab/>a=b;</text:p>
      <text:p text:style-name="P1"><text:tab/><text:tab/>b=c;</text:p>
      <text:p text:style-name="P1"><text:tab/><text:tab/>System.out.print(a);</text:p>
      <text:p text:style-name="P1"><text:tab/><text:tab/>System.out.print(b);</text:p>
      <text:p text:style-name="P1"><text:tab/>}</text:p>
      <text:p text:style-name="P1">}</text:p>
      <text:p text:style-name="P1"/>
      <text:p text:style-name="P1">//******************************************************************************</text:p>
      <text:p text:style-name="P1"/>
      <text:p text:style-name="P1">//16.Program to swap the values of two numbers without third variable.</text:p>
      <text:p text:style-name="P1"/>
      <text:p text:style-name="P1">public class Swapping1 {</text:p>
      <text:p text:style-name="P1"><text:tab/>public static void main(String[] args) {</text:p>
      <text:p text:style-name="P1"><text:tab/><text:tab/></text:p>
      <text:p text:style-name="P1"><text:tab/><text:tab/>int a=Integer.parseInt(args[0]);</text:p>
      <text:p text:style-name="P1"><text:tab/><text:tab/>int b=Integer.parseInt(args[1]);</text:p>
      <text:p text:style-name="P1"><text:tab/><text:tab/>a=a+b;</text:p>
      <text:p text:style-name="P1"><text:tab/><text:tab/>b=a-b;</text:p>
      <text:p text:style-name="P1"><text:tab/><text:tab/>a=a-b;</text:p>
      <text:p text:style-name="P1"/>
      <text:p text:style-name="P1"><text:tab/><text:tab/>System.out.print(a);</text:p>
      <text:p text:style-name="P1"><text:tab/><text:tab/>System.out.print(b);</text:p>
      <text:p text:style-name="P1"><text:tab/>}</text:p>
      <text:p text:style-name="P1">}</text:p>
      <text:p text:style-name="P1"/>
      <text:p text:style-name="P1">//*****************************************************************<text:soft-page-break/>***************</text:p>
      <text:p text:style-name="P1"/>
      <text:p text:style-name="P1">//17.Program to input day no at command line and print day name using if statement.</text:p>
      <text:p text:style-name="P1"/>
      <text:p text:style-name="P1">public class ForWeekName {</text:p>
      <text:p text:style-name="P1"><text:tab/>public static void main(String[] args) {</text:p>
      <text:p text:style-name="P1"><text:tab/><text:tab/></text:p>
      <text:p text:style-name="P1"><text:tab/><text:tab/>int day = Integer.parseInt(args[0]);</text:p>
      <text:p text:style-name="P1"><text:tab/><text:tab/></text:p>
      <text:p text:style-name="P1"><text:tab/><text:tab/>if(day == 1)</text:p>
      <text:p text:style-name="P1"><text:tab/><text:tab/><text:tab/>System.out.print("The dayname is: " + "Sunday");</text:p>
      <text:p text:style-name="P1"><text:tab/><text:tab/>else if(day == 2)</text:p>
      <text:p text:style-name="P1"><text:tab/><text:tab/><text:tab/>System.out.print("The dayname is: " + "Monday");</text:p>
      <text:p text:style-name="P1"><text:tab/><text:tab/>else if(day == 3)</text:p>
      <text:p text:style-name="P1"><text:tab/><text:tab/><text:tab/>System.out.print("The dayname is: " + "Tuesday");</text:p>
      <text:p text:style-name="P1"><text:tab/><text:tab/>else if(day == 4)</text:p>
      <text:p text:style-name="P1"><text:tab/><text:tab/><text:tab/>System.out.print("The dayname is: " + "Wednesday");</text:p>
      <text:p text:style-name="P1"><text:tab/><text:tab/>else if(day == 5)</text:p>
      <text:p text:style-name="P1"><text:tab/><text:tab/><text:tab/>System.out.print("The dayname is: " + "Thursday");</text:p>
      <text:p text:style-name="P1"><text:tab/><text:tab/>else if(day == 6)</text:p>
      <text:p text:style-name="P1"><text:tab/><text:tab/><text:tab/>System.out.print("The dayname is: " + "Friday");</text:p>
      <text:p text:style-name="P1"><text:tab/><text:tab/>else if(day == 7)</text:p>
      <text:p text:style-name="P1"><text:tab/><text:tab/><text:tab/>System.out.print("The dayname is: " + "Saturday");</text:p>
      <text:p text:style-name="P1"><text:tab/><text:tab/>else</text:p>
      <text:p text:style-name="P1"><text:tab/><text:tab/><text:tab/>System.out.print("Invalid input.");</text:p>
      <text:p text:style-name="P1"><text:tab/>}</text:p>
      <text:p text:style-name="P1">}</text:p>
      <text:p text:style-name="P1"/>
      <text:p text:style-name="P1">//*********************************************************************************</text:p>
      <text:p text:style-name="P1"/>
      <text:p text:style-name="P1">//18.Program to input day no at command line and print day name using switch statement</text:p>
      <text:p text:style-name="P1"/>
      <text:p text:style-name="P1">public class SwitchWeekName {</text:p>
      <text:p text:style-name="P1"><text:tab/>public static void main(String[] args) {</text:p>
      <text:p text:style-name="P1"><text:tab/><text:tab/></text:p>
      <text:p text:style-name="P1"><text:tab/><text:tab/>int day = Integer.parseInt(args[0]);</text:p>
      <text:p text:style-name="P1"><text:tab/><text:tab/>String dayname;</text:p>
      <text:p text:style-name="P1"><text:tab/><text:tab/></text:p>
      <text:p text:style-name="P1"><text:tab/><text:tab/>switch(day) {</text:p>
      <text:p text:style-name="P1"><text:tab/><text:tab/>case 1:</text:p>
      <text:p text:style-name="P1"><text:tab/><text:tab/><text:tab/>dayname = "Sunday";</text:p>
      <text:p text:style-name="P1"><text:tab/><text:tab/><text:tab/>break;</text:p>
      <text:p text:style-name="P1"><text:soft-page-break/><text:tab/><text:tab/><text:tab/></text:p>
      <text:p text:style-name="P1"><text:tab/><text:tab/>case 2:</text:p>
      <text:p text:style-name="P1"><text:tab/><text:tab/><text:tab/>dayname = "Monday";</text:p>
      <text:p text:style-name="P1"><text:tab/><text:tab/><text:tab/>break;</text:p>
      <text:p text:style-name="P1"><text:tab/><text:tab/><text:tab/></text:p>
      <text:p text:style-name="P1"><text:tab/><text:tab/>case 3:</text:p>
      <text:p text:style-name="P1"><text:tab/><text:tab/><text:tab/>dayname = "Tuesday";</text:p>
      <text:p text:style-name="P1"><text:tab/><text:tab/><text:tab/>break;</text:p>
      <text:p text:style-name="P1"><text:tab/><text:tab/></text:p>
      <text:p text:style-name="P1"><text:tab/><text:tab/>case 4:</text:p>
      <text:p text:style-name="P1"><text:tab/><text:tab/><text:tab/>dayname = "Wednesday";</text:p>
      <text:p text:style-name="P1"><text:tab/><text:tab/><text:tab/>break;</text:p>
      <text:p text:style-name="P1"><text:tab/><text:tab/><text:tab/></text:p>
      <text:p text:style-name="P1"><text:tab/><text:tab/>case 5:</text:p>
      <text:p text:style-name="P1"><text:tab/><text:tab/><text:tab/>dayname = "Thursday";</text:p>
      <text:p text:style-name="P1"><text:tab/><text:tab/><text:tab/>break;</text:p>
      <text:p text:style-name="P1"><text:tab/><text:tab/></text:p>
      <text:p text:style-name="P1"><text:tab/><text:tab/>case 6:</text:p>
      <text:p text:style-name="P1"><text:tab/><text:tab/><text:tab/>dayname = "Friday";</text:p>
      <text:p text:style-name="P1"><text:tab/><text:tab/><text:tab/>break;</text:p>
      <text:p text:style-name="P1"><text:tab/><text:tab/><text:tab/></text:p>
      <text:p text:style-name="P1"><text:tab/><text:tab/>case 7:</text:p>
      <text:p text:style-name="P1"><text:tab/><text:tab/><text:tab/>dayname = "Saturday";</text:p>
      <text:p text:style-name="P1"><text:tab/><text:tab/><text:tab/>break;</text:p>
      <text:p text:style-name="P1"><text:tab/><text:tab/>default:</text:p>
      <text:p text:style-name="P1"><text:tab/><text:tab/><text:tab/>dayname = "Invalid character!";</text:p>
      <text:p text:style-name="P1"><text:tab/><text:tab/><text:tab/>break;</text:p>
      <text:p text:style-name="P1"><text:tab/><text:tab/>}</text:p>
      <text:p text:style-name="P1"><text:tab/><text:tab/></text:p>
      <text:p text:style-name="P1"><text:tab/><text:tab/>if (day&lt;8 &amp;&amp; day&gt;0)</text:p>
      <text:p text:style-name="P1"><text:tab/><text:tab/><text:tab/>System.out.print("The " + day + " day of the week is: " + dayname);</text:p>
      <text:p text:style-name="P1"><text:tab/><text:tab/>else</text:p>
      <text:p text:style-name="P1"><text:tab/><text:tab/><text:tab/>System.out.print("Invalid input!");</text:p>
      <text:p text:style-name="P1"><text:tab/><text:tab/><text:tab/></text:p>
      <text:p text:style-name="P1"><text:tab/>}</text:p>
      <text:p text:style-name="P1">}</text:p>
      <text:p text:style-name="P1"/>
      <text:p text:style-name="P1">//************************************************************************************</text:p>
      <text:p text:style-name="P1"/>
      <text:p text:style-name="P1">//19.Program to input month no at command line and print month name using if statement</text:p>
      <text:p text:style-name="P1"/>
      <text:p text:style-name="P1">public class ForMonthName {</text:p>
      <text:p text:style-name="P1"><text:tab/>public static void main(String[] args) {</text:p>
      <text:p text:style-name="P1"><text:soft-page-break/><text:tab/><text:tab/></text:p>
      <text:p text:style-name="P1"><text:tab/><text:tab/>int month = 10;</text:p>
      <text:p text:style-name="P1"><text:tab/><text:tab/></text:p>
      <text:p text:style-name="P1"><text:tab/><text:tab/>if(month == 1)</text:p>
      <text:p text:style-name="P1"><text:tab/><text:tab/><text:tab/>System.out.print("The " + month+" month of the year is: " + "January");</text:p>
      <text:p text:style-name="P1"><text:tab/><text:tab/>else if(month == 2)</text:p>
      <text:p text:style-name="P1"><text:tab/><text:tab/><text:tab/>System.out.print("The " + month+" month of the year is: " + "February");</text:p>
      <text:p text:style-name="P1"><text:tab/><text:tab/>else if(month == 3)</text:p>
      <text:p text:style-name="P1"><text:tab/><text:tab/><text:tab/>System.out.print("The " + month+" month of the year is: " + "March");</text:p>
      <text:p text:style-name="P1"><text:tab/><text:tab/>else if(month == 4)</text:p>
      <text:p text:style-name="P1"><text:tab/><text:tab/><text:tab/>System.out.print("The " + month+" month of the year is: " + "April");</text:p>
      <text:p text:style-name="P1"><text:tab/><text:tab/>else if(month == 5)</text:p>
      <text:p text:style-name="P1"><text:tab/><text:tab/><text:tab/>System.out.print("The " + month+" month of the year is: " + "May");</text:p>
      <text:p text:style-name="P1"><text:tab/><text:tab/>else if(month == 6)</text:p>
      <text:p text:style-name="P1"><text:tab/><text:tab/><text:tab/>System.out.print("The " + month+" month of the year is: " + "June");</text:p>
      <text:p text:style-name="P1"><text:tab/><text:tab/>else if(month == 7)</text:p>
      <text:p text:style-name="P1"><text:tab/><text:tab/><text:tab/>System.out.print("The " + month+" month of the year is: " + "July");</text:p>
      <text:p text:style-name="P1"><text:tab/><text:tab/>else if(month == 8)</text:p>
      <text:p text:style-name="P1"><text:tab/><text:tab/><text:tab/>System.out.print("The " + month+" month of the year is: " + "August");</text:p>
      <text:p text:style-name="P1"><text:tab/><text:tab/>else if(month == 9)</text:p>
      <text:p text:style-name="P1"><text:tab/><text:tab/><text:tab/>System.out.print("The " + month+" month of the year is: " + "September");</text:p>
      <text:p text:style-name="P1"><text:tab/><text:tab/>else if(month == 10)</text:p>
      <text:p text:style-name="P1"><text:tab/><text:tab/><text:tab/>System.out.print("The " + month+" month of the year is: " + "October");</text:p>
      <text:p text:style-name="P1"><text:tab/><text:tab/>else if(month == 11)</text:p>
      <text:p text:style-name="P1"><text:tab/><text:tab/><text:tab/>System.out.print("The " + month+" month of the year is: " + "November");</text:p>
      <text:p text:style-name="P1"><text:tab/><text:tab/>else if(month == 12)</text:p>
      <text:p text:style-name="P1"><text:tab/><text:tab/><text:tab/>System.out.print("The " + month+" month of the year is: " + "December");</text:p>
      <text:p text:style-name="P1"><text:tab/><text:tab/>else</text:p>
      <text:p text:style-name="P1"><text:tab/><text:tab/><text:tab/>System.out.print("Invalid input.");</text:p>
      <text:p text:style-name="P1"><text:tab/><text:tab/><text:tab/></text:p>
      <text:p text:style-name="P1"><text:tab/>}</text:p>
      <text:p text:style-name="P1">}</text:p>
      <text:p text:style-name="P1"/>
      <text:p text:style-name="P1">//*****************************************************************<text:soft-page-break/>*******************</text:p>
      <text:p text:style-name="P1"/>
      <text:p text:style-name="P1">//20.Program to input month no at command line and print month name using switch statement.</text:p>
      <text:p text:style-name="P1"/>
      <text:p text:style-name="P1">public class SwitchMonthName {</text:p>
      <text:p text:style-name="P1"><text:tab/>public static void main(String[] args) {</text:p>
      <text:p text:style-name="P1"><text:tab/><text:tab/></text:p>
      <text:p text:style-name="P1"><text:tab/><text:tab/>int month = Integer.parseInt(args[0]);</text:p>
      <text:p text:style-name="P1"><text:tab/><text:tab/>String monthname;</text:p>
      <text:p text:style-name="P1"><text:tab/><text:tab/></text:p>
      <text:p text:style-name="P1"><text:tab/><text:tab/>switch(month) {</text:p>
      <text:p text:style-name="P1"><text:tab/><text:tab/>case 1:</text:p>
      <text:p text:style-name="P1"><text:tab/><text:tab/><text:tab/>monthname = "January";</text:p>
      <text:p text:style-name="P1"><text:tab/><text:tab/><text:tab/>break;</text:p>
      <text:p text:style-name="P1"><text:tab/><text:tab/><text:tab/></text:p>
      <text:p text:style-name="P1"><text:tab/><text:tab/>case 2:</text:p>
      <text:p text:style-name="P1"><text:tab/><text:tab/><text:tab/>monthname = "February";</text:p>
      <text:p text:style-name="P1"><text:tab/><text:tab/><text:tab/>break;</text:p>
      <text:p text:style-name="P1"><text:tab/><text:tab/><text:tab/></text:p>
      <text:p text:style-name="P1"><text:tab/><text:tab/>case 3:</text:p>
      <text:p text:style-name="P1"><text:tab/><text:tab/><text:tab/>monthname = "March";</text:p>
      <text:p text:style-name="P1"><text:tab/><text:tab/><text:tab/>break;</text:p>
      <text:p text:style-name="P1"><text:tab/><text:tab/></text:p>
      <text:p text:style-name="P1"><text:tab/><text:tab/>case 4:</text:p>
      <text:p text:style-name="P1"><text:tab/><text:tab/><text:tab/>monthname = "April";</text:p>
      <text:p text:style-name="P1"><text:tab/><text:tab/><text:tab/>break;</text:p>
      <text:p text:style-name="P1"><text:tab/><text:tab/><text:tab/></text:p>
      <text:p text:style-name="P1"><text:tab/><text:tab/>case 5:</text:p>
      <text:p text:style-name="P1"><text:tab/><text:tab/><text:tab/>monthname = "May";</text:p>
      <text:p text:style-name="P1"><text:tab/><text:tab/><text:tab/>break;</text:p>
      <text:p text:style-name="P1"><text:tab/><text:tab/></text:p>
      <text:p text:style-name="P1"><text:tab/><text:tab/>case 6:</text:p>
      <text:p text:style-name="P1"><text:tab/><text:tab/><text:tab/>monthname = "June";</text:p>
      <text:p text:style-name="P1"><text:tab/><text:tab/><text:tab/>break;</text:p>
      <text:p text:style-name="P1"><text:tab/><text:tab/><text:tab/></text:p>
      <text:p text:style-name="P1"><text:tab/><text:tab/>case 7:</text:p>
      <text:p text:style-name="P1"><text:tab/><text:tab/><text:tab/>monthname = "July";</text:p>
      <text:p text:style-name="P1"><text:tab/><text:tab/><text:tab/>break;</text:p>
      <text:p text:style-name="P1"><text:tab/><text:tab/><text:tab/></text:p>
      <text:p text:style-name="P1"><text:tab/><text:tab/>case 8:</text:p>
      <text:p text:style-name="P1"><text:tab/><text:tab/><text:tab/>monthname = "August";</text:p>
      <text:p text:style-name="P1"><text:tab/><text:tab/><text:tab/>break;</text:p>
      <text:p text:style-name="P1"><text:tab/><text:tab/><text:tab/></text:p>
      <text:p text:style-name="P1"><text:tab/><text:tab/>case 9:</text:p>
      <text:p text:style-name="P1"><text:tab/><text:tab/><text:tab/>monthname = "September";</text:p>
      <text:p text:style-name="P1"><text:tab/><text:tab/><text:tab/>break;</text:p>
      <text:p text:style-name="P1"><text:soft-page-break/><text:tab/><text:tab/></text:p>
      <text:p text:style-name="P1"><text:tab/><text:tab/>case 10:</text:p>
      <text:p text:style-name="P1"><text:tab/><text:tab/><text:tab/>monthname = "October";</text:p>
      <text:p text:style-name="P1"><text:tab/><text:tab/><text:tab/>break;</text:p>
      <text:p text:style-name="P1"><text:tab/><text:tab/><text:tab/></text:p>
      <text:p text:style-name="P1"><text:tab/><text:tab/>case 11:</text:p>
      <text:p text:style-name="P1"><text:tab/><text:tab/><text:tab/>monthname = "November";</text:p>
      <text:p text:style-name="P1"><text:tab/><text:tab/><text:tab/>break;</text:p>
      <text:p text:style-name="P1"><text:tab/><text:tab/><text:tab/></text:p>
      <text:p text:style-name="P1"><text:tab/><text:tab/>case 12:</text:p>
      <text:p text:style-name="P1"><text:tab/><text:tab/><text:tab/>monthname = "December";</text:p>
      <text:p text:style-name="P1"><text:tab/><text:tab/><text:tab/>break;</text:p>
      <text:p text:style-name="P1"><text:tab/><text:tab/>default:</text:p>
      <text:p text:style-name="P1"><text:tab/><text:tab/><text:tab/>monthname = "Invalid character!";</text:p>
      <text:p text:style-name="P1"><text:tab/><text:tab/><text:tab/>break;</text:p>
      <text:p text:style-name="P1"><text:tab/><text:tab/>}</text:p>
      <text:p text:style-name="P1"><text:tab/><text:tab/></text:p>
      <text:p text:style-name="P1"><text:tab/><text:tab/>if (month&lt;13 &amp;&amp; month&gt;0)</text:p>
      <text:p text:style-name="P1"><text:tab/><text:tab/><text:tab/>System.out.print("The " + month + " month of the year is: " + monthname);</text:p>
      <text:p text:style-name="P1"><text:tab/><text:tab/>else</text:p>
      <text:p text:style-name="P1"><text:tab/><text:tab/><text:tab/>System.out.print("Invalid input!");</text:p>
      <text:p text:style-name="P1"><text:tab/><text:tab/><text:tab/></text:p>
      <text:p text:style-name="P1"><text:tab/>}</text:p>
      <text:p text:style-name="P1">}</text:p>
      <text:p text:style-name="P1"/>
      <text:p text:style-name="P1">//********************************************************************************</text:p>
      <text:p text:style-name="P1"/>
      <text:p text:style-name="P1"/>
      <text:p text:style-name="P1">/*21.P to Enter income of person. Calculate tax as per Nepal Government, Salary Tax is levied at a rate of 1%, 15%, 25% and 35% (i.e Extra 40% of Tax amount) on yearly accessible salary upto 350,000, 350,001–450,000, 450,001–2,500,000 and 25,000,001 and above respectively.*/</text:p>
      <text:p text:style-name="P1">import java.util.Scanner;</text:p>
      <text:p text:style-name="P1">public class j21 {</text:p>
      <text:p text:style-name="P1">public static void main(String[]args)</text:p>
      <text:p text:style-name="P1">{</text:p>
      <text:p text:style-name="P1">int salary;</text:p>
      <text:p text:style-name="P1"><text:s/></text:p>
      <text:p text:style-name="P1">int tax;</text:p>
      <text:p text:style-name="P1">System.out.println(&amp;quot;enter the salary:&amp;quot;);</text:p>
      <text:p text:style-name="P1">Scanner in = new Scanner(System.in);</text:p>
      <text:p text:style-name="P1">salary=in.nextInt();</text:p>
      <text:p text:style-name="P1">if(salary&amp;gt;0 &amp;amp;&amp;amp; salary&amp;lt;=350000) {</text:p>
      <text:p text:style-name="P1"><text:soft-page-break/>tax = (salary * 1) / 100;</text:p>
      <text:p text:style-name="P1">System.out.println(&amp;quot;tax of your salary is&amp;quot; + tax);</text:p>
      <text:p text:style-name="P1">}</text:p>
      <text:p text:style-name="P1">else if (salary&amp;gt;=350001 &amp;amp;&amp;amp; salary&amp;lt;=450000){</text:p>
      <text:p text:style-name="P1">tax=(salary*15)/100;</text:p>
      <text:p text:style-name="P1">System.out.println(&amp;quot;tax of your salary is&amp;quot; +tax);}</text:p>
      <text:p text:style-name="P1">else if (salary&amp;gt;=450001 &amp;amp;&amp;amp; salary&amp;lt;=2500000){</text:p>
      <text:p text:style-name="P1">tax=(salary*25)/100;</text:p>
      <text:p text:style-name="P1">System.out.println(&amp;quot;tax of your salary is&amp;quot; +tax);}</text:p>
      <text:p text:style-name="P1">else{</text:p>
      <text:p text:style-name="P1">tax=(salary*35)/100;</text:p>
      <text:p text:style-name="P1">System.out.println(&amp;quot;tax of your salary is&amp;quot; +tax);}</text:p>
      <text:p text:style-name="P1"><text:s/></text:p>
      <text:p text:style-name="P1">}</text:p>
      <text:p text:style-name="P1">}</text:p>
      <text:p text:style-name="P1"><text:s/></text:p>
      <text:p text:style-name="P1">//**************************************************************************************</text:p>
      <text:p text:style-name="P1"/>
      <text:p text:style-name="P1"/>
      <text:p text:style-name="P1">/*22.Write a menu driven program using switch statement which has following options and perform the task as per user choice input.</text:p>
      <text:p text:style-name="P1">1. To print the Factorial of a number.</text:p>
      <text:p text:style-name="P1">2. To check no is Prime or not</text:p>
      <text:p text:style-name="P1">3. To check no is Odd or even</text:p>
      <text:p text:style-name="P1">4. To check no is Palindrome or not.</text:p>
      <text:p text:style-name="P1">5. To check no is Armstrong or not.</text:p>
      <text:p text:style-name="P1">6. To check no is Magic or not.</text:p>
      <text:p text:style-name="P1">7. Exit</text:p>
      <text:p text:style-name="P1">Using Iterative Statement (For, While, Do While)*/</text:p>
      <text:p text:style-name="P1">import java.util.Scanner;</text:p>
      <text:p text:style-name="P1"><text:s/></text:p>
      <text:p text:style-name="P1">import java.util.Scanner;</text:p>
      <text:p text:style-name="P1">class twentytwo</text:p>
      <text:p text:style-name="P1">{</text:p>
      <text:p text:style-name="P1"><text:s text:c="6"/><text:tab/>public static void main(String args[])</text:p>
      <text:p text:style-name="P1"><text:s text:c="6"/><text:tab/>{</text:p>
      <text:p text:style-name="P1"><text:s text:c="16"/><text:tab/>Scanner scan = new Scanner(System.in);</text:p>
      <text:p text:style-name="P1"><text:s text:c="16"/><text:tab/>System.out.println("Enter the program number\n 1.To print the factorial of a number\n 2.To check no. is prime or not\n 3.To check no. is odd or even\n 4.Wap to check wheather the no. is pallindrom or not\n 5.Wap to check wheather the no. is armstrong or not\n 6.Wap to check wheather the no. is magic or not\n 7. Exit\n");</text:p>
      <text:p text:style-name="P1"><text:s text:c="16"/><text:tab/>int a = scan.nextInt();</text:p>
      <text:p text:style-name="P1"><text:s text:c="16"/><text:tab/>int pale=0,i,p=0,j=0,palin=0,fac=1;</text:p>
      <text:p text:style-name="P1"><text:soft-page-break/><text:s/></text:p>
      <text:p text:style-name="P1"><text:s text:c="16"/><text:tab/>switch(a)</text:p>
      <text:p text:style-name="P1"><text:s text:c="16"/><text:tab/>{</text:p>
      <text:p text:style-name="P1"><text:s text:c="26"/><text:tab/>case(1):</text:p>
      <text:p text:style-name="P1"><text:s text:c="26"/><text:tab/>{</text:p>
      <text:p text:style-name="P1"><text:s text:c="36"/><text:tab/></text:p>
      <text:p text:style-name="P1"><text:s text:c="36"/><text:tab/>Scanner sca = new Scanner(System.in);</text:p>
      <text:p text:style-name="P1"><text:s text:c="36"/><text:tab/>System.out.println("Enter the number");</text:p>
      <text:p text:style-name="P1"><text:s text:c="36"/><text:tab/>int fact = sca.nextInt();</text:p>
      <text:p text:style-name="P1"><text:s text:c="36"/><text:tab/>for(i=1;i&lt;=fact;i++)</text:p>
      <text:p text:style-name="P1"><text:s text:c="36"/><text:tab/>{</text:p>
      <text:p text:style-name="P1"><text:s text:c="46"/><text:tab/> fac = fac*i;</text:p>
      <text:p text:style-name="P1"><text:s text:c="36"/><text:tab/>}</text:p>
      <text:p text:style-name="P1"><text:s text:c="36"/><text:tab/>System.out.println("The factorial is:"+fac);</text:p>
      <text:p text:style-name="P1"><text:s text:c="26"/><text:tab/>}</text:p>
      <text:p text:style-name="P1"><text:s/></text:p>
      <text:p text:style-name="P1"><text:s text:c="26"/><text:tab/>case(2):</text:p>
      <text:p text:style-name="P1"><text:s text:c="26"/><text:tab/>{</text:p>
      <text:p text:style-name="P1"><text:s/></text:p>
      <text:p text:style-name="P1"><text:s text:c="36"/><text:tab/>System.out.println("Enter the number");</text:p>
      <text:p text:style-name="P1"><text:s text:c="36"/><text:tab/>int fa = scan.nextInt();</text:p>
      <text:p text:style-name="P1"><text:s text:c="36"/><text:tab/>for(i=2;i&lt;fa;i++)</text:p>
      <text:p text:style-name="P1"><text:s text:c="36"/><text:tab/>{</text:p>
      <text:p text:style-name="P1"><text:s text:c="46"/><text:tab/>if(fa%i==0)</text:p>
      <text:p text:style-name="P1"><text:s text:c="46"/><text:tab/>{</text:p>
      <text:p text:style-name="P1"><text:s text:c="56"/><text:tab/>j=2;</text:p>
      <text:p text:style-name="P1"><text:s text:c="46"/><text:tab/>}</text:p>
      <text:p text:style-name="P1"><text:s/></text:p>
      <text:p text:style-name="P1"><text:s text:c="46"/><text:tab/>if(j==2)</text:p>
      <text:p text:style-name="P1"><text:s text:c="46"/><text:tab/>{</text:p>
      <text:p text:style-name="P1"><text:s text:c="56"/><text:tab/>System.out.println("it is not a prime number");</text:p>
      <text:p text:style-name="P1"><text:s text:c="56"/><text:tab/>break;</text:p>
      <text:p text:style-name="P1"><text:s text:c="46"/><text:tab/>}</text:p>
      <text:p text:style-name="P1"><text:s/></text:p>
      <text:p text:style-name="P1"><text:s text:c="36"/><text:tab/>}</text:p>
      <text:p text:style-name="P1"><text:s text:c="36"/><text:tab/>if(j!=2)</text:p>
      <text:p text:style-name="P1"><text:s text:c="46"/><text:tab/>{</text:p>
      <text:p text:style-name="P1"><text:s text:c="56"/><text:tab/>System.out.println("it is a prime number");</text:p>
      <text:p text:style-name="P1"><text:s text:c="46"/><text:tab/>}</text:p>
      <text:p text:style-name="P1"><text:s text:c="26"/><text:tab/>}</text:p>
      <text:p text:style-name="P1"><text:soft-page-break/><text:s text:c="26"/><text:tab/>case(3):</text:p>
      <text:p text:style-name="P1"><text:s text:c="26"/><text:tab/>{</text:p>
      <text:p text:style-name="P1"><text:s text:c="36"/><text:tab/>System.out.println("Enter a number");</text:p>
      <text:p text:style-name="P1"><text:s text:c="36"/><text:tab/>int f = scan.nextInt();</text:p>
      <text:p text:style-name="P1"><text:s text:c="36"/><text:tab/>if(f%2==0)</text:p>
      <text:p text:style-name="P1"><text:s text:c="36"/><text:tab/>{</text:p>
      <text:p text:style-name="P1"><text:s text:c="46"/><text:tab/>System.out.println("The number is even");</text:p>
      <text:p text:style-name="P1"><text:s text:c="36"/><text:tab/>}</text:p>
      <text:p text:style-name="P1"><text:s text:c="36"/><text:tab/>else</text:p>
      <text:p text:style-name="P1"><text:s text:c="26"/><text:tab/> <text:s text:c="5"/><text:tab/>{</text:p>
      <text:p text:style-name="P1"><text:s text:c="46"/><text:tab/>System.out.println("The number is odd");</text:p>
      <text:p text:style-name="P1"><text:s text:c="36"/><text:tab/>}</text:p>
      <text:p text:style-name="P1"><text:s text:c="26"/><text:tab/>}</text:p>
      <text:p text:style-name="P1"><text:s text:c="26"/><text:tab/>case(4):</text:p>
      <text:p text:style-name="P1"><text:s text:c="26"/><text:tab/>{</text:p>
      <text:p text:style-name="P1"><text:s text:c="36"/><text:tab/>System.out.println("Enter a number");</text:p>
      <text:p text:style-name="P1"><text:s text:c="36"/><text:tab/>int palindrome = scan.nextInt();</text:p>
      <text:p text:style-name="P1"><text:s text:c="36"/><text:tab/>p = palindrome;</text:p>
      <text:p text:style-name="P1"><text:s text:c="36"/><text:tab/>while(palindrome &gt; 0)</text:p>
      <text:p text:style-name="P1"><text:s text:c="36"/><text:tab/>{</text:p>
      <text:p text:style-name="P1"><text:s text:c="46"/><text:tab/></text:p>
      <text:p text:style-name="P1"><text:s text:c="46"/><text:tab/>palin = palindrome%10;</text:p>
      <text:p text:style-name="P1"><text:s text:c="46"/><text:tab/>pale = palin + pale*10;</text:p>
      <text:p text:style-name="P1"><text:s text:c="46"/><text:tab/>palindrome = palindrome/10;</text:p>
      <text:p text:style-name="P1"><text:s/></text:p>
      <text:p text:style-name="P1"><text:s/></text:p>
      <text:p text:style-name="P1"><text:s text:c="36"/><text:tab/>}</text:p>
      <text:p text:style-name="P1"><text:s text:c="36"/><text:tab/>if( pale == p)</text:p>
      <text:p text:style-name="P1"><text:s text:c="36"/><text:tab/>{</text:p>
      <text:p text:style-name="P1"><text:s text:c="46"/><text:tab/>System.out.println("it is a palindrome");</text:p>
      <text:p text:style-name="P1"><text:s text:c="36"/><text:tab/>}</text:p>
      <text:p text:style-name="P1"><text:s text:c="36"/><text:tab/>else</text:p>
      <text:p text:style-name="P1"><text:s text:c="36"/><text:tab/>{</text:p>
      <text:p text:style-name="P1"><text:s text:c="46"/><text:tab/>System.out.println("It is not a palindrome"+pale);</text:p>
      <text:p text:style-name="P1"><text:s text:c="36"/><text:tab/>}</text:p>
      <text:p text:style-name="P1"><text:s text:c="26"/><text:tab/>}</text:p>
      <text:p text:style-name="P1"><text:s text:c="26"/><text:tab/>case(5):</text:p>
      <text:p text:style-name="P1"><text:soft-page-break/><text:s text:c="6"/><text:tab/> <text:s text:c="5"/><text:tab/>{</text:p>
      <text:p text:style-name="P1"><text:s text:c="36"/><text:tab/>System.out.println("Enter a no. to show no.is armstrong or not");</text:p>
      <text:p text:style-name="P1"><text:s text:c="6"/><text:tab/> <text:s text:c="15"/><text:tab/>int num=x.nextInt();</text:p>
      <text:p text:style-name="P1"><text:s text:c="7"/><text:tab/> <text:s text:c="14"/><text:tab/>int sum=0,c;</text:p>
      <text:p text:style-name="P1"><text:s text:c="7"/><text:tab/> <text:s text:c="14"/><text:tab/>a=num;</text:p>
      <text:p text:style-name="P1"><text:s text:c="7"/><text:tab/> <text:s text:c="14"/><text:tab/>while(num&gt;0);</text:p>
      <text:p text:style-name="P1"><text:s text:c="8"/><text:tab/> <text:s text:c="3"/><text:tab/>{</text:p>
      <text:p text:style-name="P1"><text:s text:c="6"/><text:tab/> <text:s text:c="15"/><text:tab/>c=num%10;</text:p>
      <text:p text:style-name="P1"><text:s text:c="6"/><text:tab/> <text:s text:c="15"/><text:tab/>sum=sum+c*c*c;</text:p>
      <text:p text:style-name="P1"><text:s text:c="6"/><text:tab/> <text:s text:c="4"/><text:tab/> <text:s text:c="6"/><text:tab/>num=num/10;</text:p>
      <text:p text:style-name="P1"><text:s text:c="6"/><text:tab/> <text:s text:c="9"/>} <text:s text:c="4"/><text:tab/></text:p>
      <text:p text:style-name="P1"><text:tab/> <text:s text:c="11"/><text:tab/>if(a==sum)</text:p>
      <text:p text:style-name="P1"><text:s text:c="9"/><text:tab/> <text:s text:c="2"/><text:tab/>{</text:p>
      <text:p text:style-name="P1"><text:s text:c="46"/><text:tab/>System.out.println("the num is armstrong");</text:p>
      <text:p text:style-name="P1"><text:s text:c="36"/><text:tab/>}</text:p>
      <text:p text:style-name="P1"><text:s text:c="10"/><text:tab/> <text:s/><text:tab/>else</text:p>
      <text:p text:style-name="P1"><text:s text:c="10"/><text:tab/> <text:s/><text:tab/>{</text:p>
      <text:p text:style-name="P1"><text:s text:c="46"/><text:tab/>System.out.println("the num is'ntarmstrong");break;</text:p>
      <text:p text:style-name="P1"><text:s text:c="16"/><text:tab/> <text:s text:c="15"/><text:tab/>}</text:p>
      <text:p text:style-name="P1"><text:s text:c="16"/><text:tab/> <text:s text:c="5"/><text:tab/>}</text:p>
      <text:p text:style-name="P1"><text:s text:c="16"/><text:tab/> <text:s text:c="5"/><text:tab/>case(6):</text:p>
      <text:p text:style-name="P1"><text:s text:c="6"/><text:tab/> <text:s text:c="5"/><text:tab/>{</text:p>
      <text:p text:style-name="P1"><text:s text:c="36"/><text:tab/>System.out.println("Enter a no. to show no.is magic or not");</text:p>
      <text:p text:style-name="P1"><text:s text:c="6"/><text:tab/> <text:s text:c="15"/><text:tab/>int num=x.nextInt();</text:p>
      <text:p text:style-name="P1"><text:s text:c="16"/><text:tab/> <text:s text:c="15"/><text:tab/>int sum=0,c;</text:p>
      <text:p text:style-name="P1"><text:s text:c="7"/><text:tab/> <text:s text:c="14"/><text:tab/>while(num&gt;9)</text:p>
      <text:p text:style-name="P1"><text:s text:c="26"/><text:tab/> <text:s text:c="5"/><text:tab/>{</text:p>
      <text:p text:style-name="P1"><text:s text:c="26"/><text:tab/><text:tab/> <text:s/><text:tab/>sum=0;</text:p>
      <text:p text:style-name="P1"><text:s text:c="13"/><text:tab/> <text:s text:c="2"/>while(num&gt;0)</text:p>
      <text:p text:style-name="P1"><text:s text:c="15"/><text:tab/> {</text:p>
      <text:p text:style-name="P1"><text:s text:c="6"/><text:tab/> <text:s text:c="11"/><text:tab/><text:tab/>c=num%10;</text:p>
      <text:p text:style-name="P1"><text:s text:c="6"/><text:tab/> <text:s text:c="11"/><text:tab/><text:tab/>sum=sum+c;</text:p>
      <text:p text:style-name="P1"><text:s text:c="6"/><text:tab/> <text:s text:c="8"/><text:tab/> <text:s text:c="2"/><text:tab/>num=num/10;</text:p>
      <text:p text:style-name="P1"><text:s text:c="15"/><text:tab/>} <text:s text:c="5"/><text:tab/></text:p>
      <text:p text:style-name="P1"><text:s text:c="15"/><text:tab/>num=sum;</text:p>
      <text:p text:style-name="P1"><text:s text:c="12"/><text:tab/>} <text:s/></text:p>
      <text:p text:style-name="P1"><text:s text:c="12"/><text:tab/>if(sum==1)</text:p>
      <text:p text:style-name="P1"><text:s text:c="36"/><text:tab/>{</text:p>
      <text:p text:style-name="P1"><text:s text:c="36"/><text:tab/>System.out.println(" the num is magic "+sum);</text:p>
      <text:p text:style-name="P1"><text:s text:c="12"/><text:tab/>}</text:p>
      <text:p text:style-name="P1"><text:s text:c="12"/><text:tab/>else</text:p>
      <text:p text:style-name="P1"><text:s text:c="12"/><text:tab/>{</text:p>
      <text:p text:style-name="P1"><text:soft-page-break/><text:s text:c="36"/><text:tab/>System.out.println(" the num is'nt magic "+sum);break;</text:p>
      <text:p text:style-name="P1"><text:s text:c="16"/><text:tab/> <text:s text:c="15"/><text:tab/>}</text:p>
      <text:p text:style-name="P1"><text:s text:c="16"/><text:tab/> <text:s text:c="15"/><text:tab/>default:</text:p>
      <text:p text:style-name="P1"><text:s text:c="36"/><text:tab/>System.out.println("Exit");</text:p>
      <text:p text:style-name="P1"><text:s text:c="6"/><text:tab/> <text:s text:c="15"/><text:tab/>}</text:p>
      <text:p text:style-name="P1"><text:s/></text:p>
      <text:p text:style-name="P1"><text:s text:c="36"/><text:tab/></text:p>
      <text:p text:style-name="P1"><text:s/></text:p>
      <text:p text:style-name="P1"><text:s text:c="16"/><text:tab/>}</text:p>
      <text:p text:style-name="P1"><text:s text:c="6"/><text:tab/>}</text:p>
      <text:p text:style-name="P1">}</text:p>
      <text:p text:style-name="P1"/>
      <text:p text:style-name="P1"/>
      <text:p text:style-name="P1">//***************************************************************************************</text:p>
      <text:p text:style-name="P1"/>
      <text:p text:style-name="P1">/*23.Programs to print the following series.</text:p>
      <text:p text:style-name="P1"/>
      <text:p text:style-name="P1">A. 1 2 3 4 5 6 7 8... 100/N*/</text:p>
      <text:p text:style-name="P1"/>
      <text:p text:style-name="P1">public class NaturalNumbers {</text:p>
      <text:p text:style-name="P1"><text:tab/>public static void main(String[] args) {</text:p>
      <text:p text:style-name="P1"><text:tab/><text:tab/></text:p>
      <text:p text:style-name="P1"><text:tab/><text:tab/>for (int i=0; i&lt;100; i++)</text:p>
      <text:p text:style-name="P1"><text:tab/><text:tab/><text:tab/>System.out.print(" " + i);</text:p>
      <text:p text:style-name="P1"><text:tab/>}</text:p>
      <text:p text:style-name="P1">}</text:p>
      <text:p text:style-name="P1"/>
      <text:p text:style-name="P1">//B. 2 4 6 8 10 12 14 16 ... 100/N</text:p>
      <text:p text:style-name="P1"/>
      <text:p text:style-name="P1">public class EvenNumbers {</text:p>
      <text:p text:style-name="P1"><text:tab/>public static void main(String[] args) {</text:p>
      <text:p text:style-name="P1"><text:tab/><text:tab/></text:p>
      <text:p text:style-name="P1"><text:tab/><text:tab/>for (int i=0; i&lt;100; i+=2)</text:p>
      <text:p text:style-name="P1"><text:tab/><text:tab/><text:tab/>System.out.print(" " + i);</text:p>
      <text:p text:style-name="P1"><text:tab/>}</text:p>
      <text:p text:style-name="P1">}</text:p>
      <text:p text:style-name="P1"/>
      <text:p text:style-name="P1">//C. 1 3 5 7 9 11 13 15 ... 100/N</text:p>
      <text:p text:style-name="P1"/>
      <text:p text:style-name="P1">public class OddNumbers {</text:p>
      <text:p text:style-name="P1"><text:tab/>public static void main(String[] args) {</text:p>
      <text:p text:style-name="P1"><text:tab/><text:tab/></text:p>
      <text:p text:style-name="P1"><text:tab/><text:tab/>for (int i=1; i&lt;100; i+=2)</text:p>
      <text:p text:style-name="P1"><text:soft-page-break/><text:tab/><text:tab/><text:tab/>System.out.print(" " + i);</text:p>
      <text:p text:style-name="P1"><text:tab/>}</text:p>
      <text:p text:style-name="P1">}</text:p>
      <text:p text:style-name="P1"/>
      <text:p text:style-name="P1"/>
      <text:p text:style-name="P1">//D. 1 4 9 16 25 36 49 64 ... 100/N</text:p>
      <text:p text:style-name="P1"/>
      <text:p text:style-name="P1">public class SquareNumbers {</text:p>
      <text:p text:style-name="P1"><text:tab/>public static void main(String[] args) {</text:p>
      <text:p text:style-name="P1"><text:tab/><text:tab/></text:p>
      <text:p text:style-name="P1"><text:tab/><text:tab/>for (int i=1; i&lt;100; i+=2)</text:p>
      <text:p text:style-name="P1"><text:tab/><text:tab/><text:tab/>System.out.print(" " + i*i);</text:p>
      <text:p text:style-name="P1"><text:tab/>}</text:p>
      <text:p text:style-name="P1">}</text:p>
      <text:p text:style-name="P1"/>
      <text:p text:style-name="P1"/>
      <text:p text:style-name="P1">//E. 0 3 8 15 24 35 48 63 ... 100/N</text:p>
      <text:p text:style-name="P1"/>
      <text:p text:style-name="P1">public class SquareMinus {</text:p>
      <text:p text:style-name="P1"><text:tab/>public static void main(String[] args) {</text:p>
      <text:p text:style-name="P1"><text:tab/><text:tab/></text:p>
      <text:p text:style-name="P1"><text:tab/><text:tab/>for (int i=1; i&lt;100; i+=2)</text:p>
      <text:p text:style-name="P1"><text:tab/><text:tab/><text:tab/>System.out.print(" " + i*i-1);</text:p>
      <text:p text:style-name="P1"><text:tab/>}</text:p>
      <text:p text:style-name="P1">}</text:p>
      <text:p text:style-name="P1"/>
      <text:p text:style-name="P1">//F. 2 5 10 17 26 37 50 65 ... 100/N</text:p>
      <text:p text:style-name="P1"/>
      <text:p text:style-name="P1">public class SquarePlus {</text:p>
      <text:p text:style-name="P1"><text:tab/>public static void main(String[] args) {</text:p>
      <text:p text:style-name="P1"><text:tab/><text:tab/></text:p>
      <text:p text:style-name="P1"><text:tab/><text:tab/>for (int i=1; i&lt;100; i+=2)</text:p>
      <text:p text:style-name="P1"><text:tab/><text:tab/><text:tab/>System.out.print(" " + i*i+1);</text:p>
      <text:p text:style-name="P1"><text:tab/>}</text:p>
      <text:p text:style-name="P1">}</text:p>
      <text:p text:style-name="P1"/>
      <text:p text:style-name="P1"/>
      <text:p text:style-name="P1">//G. 0 1 1 2 3 5 8 13 ... N terms</text:p>
      <text:p text:style-name="P1"/>
      <text:p text:style-name="P1">public class Fibonacci {</text:p>
      <text:p text:style-name="P1"><text:tab/>public static void main(String[] args) {</text:p>
      <text:p text:style-name="P1"><text:tab/><text:tab/></text:p>
      <text:p text:style-name="P1"><text:tab/><text:tab/>int a =0;</text:p>
      <text:p text:style-name="P1"><text:tab/><text:tab/>int b = 1;</text:p>
      <text:p text:style-name="P1"/>
      <text:p text:style-name="P1"><text:tab/><text:tab/>for(int i=1; i&lt;100; i++) {</text:p>
      <text:p text:style-name="P1"><text:tab/><text:tab/><text:tab/>System.out.print(a + " ");</text:p>
      <text:p text:style-name="P1"><text:soft-page-break/><text:tab/><text:tab/><text:tab/></text:p>
      <text:p text:style-name="P1"><text:tab/><text:tab/><text:tab/>int c = a+b;</text:p>
      <text:p text:style-name="P1"><text:tab/><text:tab/><text:tab/>a=b;</text:p>
      <text:p text:style-name="P1"><text:tab/><text:tab/><text:tab/>b=c;</text:p>
      <text:p text:style-name="P1"><text:tab/><text:tab/>}<text:tab/></text:p>
      <text:p text:style-name="P1"><text:tab/>}</text:p>
      <text:p text:style-name="P1">}</text:p>
      <text:p text:style-name="P1"/>
      <text:p text:style-name="P1">//******************************************************************</text:p>
      <text:p text:style-name="P1"/>
      <text:p text:style-name="P1">//25.Program to print table of any input number from keyboard.</text:p>
      <text:p text:style-name="P1"/>
      <text:p text:style-name="P1">import java.util.Scanner;</text:p>
      <text:p text:style-name="P1">public class Table {</text:p>
      <text:p text:style-name="P1"><text:tab/>public static void main(String[] args) {</text:p>
      <text:p text:style-name="P1"><text:tab/><text:tab/></text:p>
      <text:p text:style-name="P1"><text:tab/><text:tab/>Scanner myObj = new Scanner(System.in);</text:p>
      <text:p text:style-name="P1"><text:tab/><text:tab/>System.out.print("Enter any number: ");</text:p>
      <text:p text:style-name="P1"><text:tab/><text:tab/>int num = myObj.nextInt();</text:p>
      <text:p text:style-name="P1"><text:s text:c="8"/><text:tab/>for(int i=1; i &lt;= 10; i++)</text:p>
      <text:p text:style-name="P1"><text:s text:c="8"/><text:tab/>{</text:p>
      <text:p text:style-name="P1"><text:s text:c="8"/><text:tab/> <text:s text:c="3"/>System.out.println(num+" * "+i+" = "+num*i);</text:p>
      <text:p text:style-name="P1"/>
      <text:p text:style-name="P1"><text:tab/>}</text:p>
      <text:p text:style-name="P1">}</text:p>
      <text:p text:style-name="P1"/>
      <text:p text:style-name="P1">//******************************************************************</text:p>
      <text:p text:style-name="P1"/>
      <text:p text:style-name="P1">//26.Program to find the factorial value of any number entered through the keyboard.</text:p>
      <text:p text:style-name="P1"/>
      <text:p text:style-name="P1">import java.util.Scanner;</text:p>
      <text:p text:style-name="P1">public class Factorial {</text:p>
      <text:p text:style-name="P1"><text:tab/>public static void main(String[] args) {</text:p>
      <text:p text:style-name="P1"><text:tab/><text:tab/></text:p>
      <text:p text:style-name="P1"><text:tab/><text:tab/>Scanner myobj = new Scanner(System.in);</text:p>
      <text:p text:style-name="P1"><text:tab/><text:tab/>System.out.print("Enter any number: ");</text:p>
      <text:p text:style-name="P1"><text:tab/><text:tab/>int num = myobj.nextInt();</text:p>
      <text:p text:style-name="P1"><text:tab/><text:tab/>int factorial=1;</text:p>
      <text:p text:style-name="P1"><text:s text:c="8"/><text:tab/>for(int i=1; i &lt;= num; i++)</text:p>
      <text:p text:style-name="P1"><text:s text:c="8"/><text:tab/>{</text:p>
      <text:p text:style-name="P1"><text:s text:c="8"/><text:tab/>factorial= factorial*i;</text:p>
      <text:p text:style-name="P1"><text:s text:c="12"/><text:tab/>System.out.println(factorial);</text:p>
      <text:p text:style-name="P1"><text:soft-page-break/><text:s text:c="8"/><text:tab/>}</text:p>
      <text:p text:style-name="P1"/>
      <text:p text:style-name="P1"><text:tab/>}</text:p>
      <text:p text:style-name="P1">}</text:p>
      <text:p text:style-name="P1"/>
      <text:p text:style-name="P1">//*******************************************************************</text:p>
      <text:p text:style-name="P1"/>
      <text:p text:style-name="P1">//27.Program to read a no using scanner class object and print the sum of its digit.</text:p>
      <text:p text:style-name="P1"/>
      <text:p text:style-name="P1"/>
      <text:p text:style-name="P1">import java.util.Scanner;</text:p>
      <text:p text:style-name="P1">public class Sum {</text:p>
      <text:p text:style-name="P1"><text:tab/>public static void main(String[] args) {</text:p>
      <text:p text:style-name="P1"><text:tab/><text:tab/>Scanner myObj = new Scanner(System.in);</text:p>
      <text:p text:style-name="P1"><text:tab/><text:tab/>System.out.print("Enter first number: ");</text:p>
      <text:p text:style-name="P1"><text:tab/><text:tab/>int num1 = myObj.nextInt();</text:p>
      <text:p text:style-name="P1"><text:tab/><text:tab/>System.out.print("Enter second number: ");</text:p>
      <text:p text:style-name="P1"><text:tab/><text:tab/>int num2 = myObj.nextInt();</text:p>
      <text:p text:style-name="P1"><text:tab/><text:tab/></text:p>
      <text:p text:style-name="P1"><text:tab/><text:tab/>int sum = num1 + num2;</text:p>
      <text:p text:style-name="P1"><text:tab/><text:tab/>System.out.println("The sum is: " + sum);</text:p>
      <text:p text:style-name="P1"><text:tab/><text:tab/></text:p>
      <text:p text:style-name="P1"><text:tab/>}</text:p>
      <text:p text:style-name="P1">}</text:p>
      <text:p text:style-name="P1"/>
      <text:p text:style-name="P1">//******************************************************************</text:p>
      <text:p text:style-name="P1"/>
      <text:p text:style-name="P1">/*28. Program to read a no using scanner class object</text:p>
      <text:p text:style-name="P1"><text:s/>and print the reverse digit of this number.*/</text:p>
      <text:p text:style-name="P1"/>
      <text:p text:style-name="P1">import java.util.Scanner;</text:p>
      <text:p text:style-name="P1">public class ReverseNumber {</text:p>
      <text:p text:style-name="P1"><text:tab/>public static void main(String[] args) {</text:p>
      <text:p text:style-name="P1"><text:tab/> <text:s text:c="3"/>int n, reverse = 0;</text:p>
      <text:p text:style-name="P1"/>
      <text:p text:style-name="P1"><text:tab/> <text:s text:c="3"/>System.out.println("Enter an integer to reverse: ");</text:p>
      <text:p text:style-name="P1"><text:tab/> <text:s text:c="3"/>Scanner in = new Scanner(System.in);</text:p>
      <text:p text:style-name="P1"><text:tab/> <text:s text:c="3"/>n = in.nextInt();</text:p>
      <text:p text:style-name="P1"/>
      <text:p text:style-name="P1"><text:tab/> <text:s text:c="3"/>while(n != 0)</text:p>
      <text:p text:style-name="P1"><text:tab/> <text:s text:c="3"/>{</text:p>
      <text:p text:style-name="P1"><text:tab/> <text:s text:c="5"/>reverse = reverse * 10;</text:p>
      <text:p text:style-name="P1"><text:soft-page-break/><text:tab/> <text:s text:c="5"/>reverse = reverse + n%10;</text:p>
      <text:p text:style-name="P1"><text:tab/> <text:s text:c="5"/>n = n/10;</text:p>
      <text:p text:style-name="P1"><text:tab/> <text:s text:c="3"/>}</text:p>
      <text:p text:style-name="P1"/>
      <text:p text:style-name="P1"><text:tab/> <text:s text:c="3"/>System.out.println("Reverse of the number is " + reverse);</text:p>
      <text:p text:style-name="P1"><text:tab/><text:tab/><text:tab/></text:p>
      <text:p text:style-name="P1"><text:tab/>}</text:p>
      <text:p text:style-name="P1">}</text:p>
      <text:p text:style-name="P1"/>
      <text:p text:style-name="P1">//**********************************************************************</text:p>
      <text:p text:style-name="P1"/>
      <text:p text:style-name="P1">/*29. Program to read a no using scanner class object and check if it is Palindrome no or not.*/</text:p>
      <text:p text:style-name="P1"/>
      <text:p text:style-name="P1">import java.util.Scanner;</text:p>
      <text:p text:style-name="P1">public class Palindrome {</text:p>
      <text:p text:style-name="P1"><text:tab/>public static void main(String[] args) {</text:p>
      <text:p text:style-name="P1"><text:tab/><text:tab/>Scanner myObj = new Scanner(System.in);</text:p>
      <text:p text:style-name="P1"><text:tab/> <text:s text:c="3"/>System.out.print("Enter the number: ");</text:p>
      <text:p text:style-name="P1"><text:tab/> <text:s text:c="3"/>int num = myObj.nextInt();</text:p>
      <text:p text:style-name="P1"><text:tab/><text:tab/></text:p>
      <text:p text:style-name="P1"><text:tab/><text:tab/></text:p>
      <text:p text:style-name="P1"><text:s text:c="8"/>int reversedInteger = 0, remainder, originalInteger;</text:p>
      <text:p text:style-name="P1"/>
      <text:p text:style-name="P1"><text:s text:c="8"/>originalInteger = num;</text:p>
      <text:p text:style-name="P1"/>
      <text:p text:style-name="P1"><text:s text:c="8"/>while( num != 0 )</text:p>
      <text:p text:style-name="P1"><text:s text:c="8"/>{</text:p>
      <text:p text:style-name="P1"><text:s text:c="12"/>remainder = num % 10;</text:p>
      <text:p text:style-name="P1"><text:s text:c="12"/>reversedInteger = reversedInteger * 10 + remainder;</text:p>
      <text:p text:style-name="P1"><text:s text:c="12"/>num <text:s/>/= 10;</text:p>
      <text:p text:style-name="P1"><text:s text:c="8"/>}</text:p>
      <text:p text:style-name="P1"/>
      <text:p text:style-name="P1"><text:s text:c="8"/>if (originalInteger == reversedInteger)</text:p>
      <text:p text:style-name="P1"><text:s text:c="12"/>System.out.println(originalInteger + " is a palindrome.");</text:p>
      <text:p text:style-name="P1"><text:s text:c="8"/>else</text:p>
      <text:p text:style-name="P1"><text:s text:c="12"/>System.out.println(originalInteger + " is not a palindrome.");</text:p>
      <text:p text:style-name="P1"><text:tab/><text:tab/><text:tab/></text:p>
      <text:p text:style-name="P1"><text:tab/>}</text:p>
      <text:p text:style-name="P1">}</text:p>
      <text:p text:style-name="P1"/>
      <text:p text:style-name="P1">//<text:soft-page-break/>**************************************************************************</text:p>
      <text:p text:style-name="P1"/>
      <text:p text:style-name="P1">/*30.Program to read a no using scanner class object and check if it is Armstrong no or not.*/</text:p>
      <text:p text:style-name="P1"/>
      <text:p text:style-name="P1">import java.util.Scanner;</text:p>
      <text:p text:style-name="P1">public class Armstrong {</text:p>
      <text:p text:style-name="P1"><text:tab/>public static void main(String[] args) {</text:p>
      <text:p text:style-name="P1"><text:tab/><text:tab/>Scanner myObj = new Scanner(System.in);</text:p>
      <text:p text:style-name="P1"><text:tab/> <text:s text:c="3"/>System.out.print("Enter the number: ");</text:p>
      <text:p text:style-name="P1"><text:tab/> <text:s text:c="3"/>int number = myObj.nextInt();</text:p>
      <text:p text:style-name="P1"><text:tab/><text:tab/></text:p>
      <text:p text:style-name="P1"><text:tab/><text:tab/></text:p>
      <text:p text:style-name="P1"><text:s text:c="8"/>int originalNumber, remainder, result = 0;</text:p>
      <text:p text:style-name="P1"/>
      <text:p text:style-name="P1"><text:s text:c="8"/>originalNumber = number;</text:p>
      <text:p text:style-name="P1"/>
      <text:p text:style-name="P1"><text:s text:c="8"/>while (originalNumber != 0)</text:p>
      <text:p text:style-name="P1"><text:s text:c="8"/>{</text:p>
      <text:p text:style-name="P1"><text:s text:c="12"/>remainder = originalNumber % 10;</text:p>
      <text:p text:style-name="P1"><text:s text:c="12"/>result += Math.pow(remainder, 3);</text:p>
      <text:p text:style-name="P1"><text:s text:c="12"/>originalNumber /= 10;</text:p>
      <text:p text:style-name="P1"><text:s text:c="8"/>}</text:p>
      <text:p text:style-name="P1"/>
      <text:p text:style-name="P1"><text:s text:c="8"/>if(result == number)</text:p>
      <text:p text:style-name="P1"><text:s text:c="12"/>System.out.println(number + " is an Armstrong number.");</text:p>
      <text:p text:style-name="P1"><text:s text:c="8"/>else</text:p>
      <text:p text:style-name="P1"><text:s text:c="12"/>System.out.println(number + " is not an Armstrong number.");</text:p>
      <text:p text:style-name="P1"><text:tab/><text:tab/><text:tab/></text:p>
      <text:p text:style-name="P1"><text:tab/>}</text:p>
      <text:p text:style-name="P1">}</text:p>
      <text:p text:style-name="P1"/>
      <text:p text:style-name="P1"/>
      <text:p text:style-name="P1"/>
      <text:p text:style-name="P1">//*****************************************************************************</text:p>
      <text:p text:style-name="P1"/>
      <text:p text:style-name="P1">//32.Program to print all Armstrong no between 100 and 1000.</text:p>
      <text:p text:style-name="P1"/>
      <text:p text:style-name="P1">public class Armstrong {</text:p>
      <text:p text:style-name="P1"><text:tab/>public static void main(String[] args) {</text:p>
      <text:p text:style-name="P1"><text:tab/> <text:s text:c="5"/>int n, count = 0, a, b, c, sum = 0;</text:p>
      <text:p text:style-name="P1"><text:tab/> <text:s text:c="7"/>System.out.print("Armstrong numbers from 100 to <text:soft-page-break/>1000:");</text:p>
      <text:p text:style-name="P1"><text:tab/> <text:s text:c="7"/>for(int i = 100; i &lt;= 1000; i++)</text:p>
      <text:p text:style-name="P1"><text:tab/> <text:s text:c="7"/>{</text:p>
      <text:p text:style-name="P1"><text:tab/> <text:s text:c="11"/>n = i;</text:p>
      <text:p text:style-name="P1"><text:tab/> <text:s text:c="11"/>while(n &gt; 100)</text:p>
      <text:p text:style-name="P1"><text:tab/> <text:s text:c="11"/>{</text:p>
      <text:p text:style-name="P1"><text:tab/> <text:s text:c="15"/>b = n % 10;</text:p>
      <text:p text:style-name="P1"><text:tab/> <text:s text:c="15"/>sum = sum + (b * b * b);</text:p>
      <text:p text:style-name="P1"><text:tab/> <text:s text:c="15"/>n = n / 10;</text:p>
      <text:p text:style-name="P1"><text:tab/> <text:s text:c="11"/>}</text:p>
      <text:p text:style-name="P1"><text:tab/> <text:s text:c="11"/>if(sum == i)</text:p>
      <text:p text:style-name="P1"><text:tab/> <text:s text:c="11"/>{</text:p>
      <text:p text:style-name="P1"><text:tab/> <text:s text:c="15"/>System.out.print(i+" ");</text:p>
      <text:p text:style-name="P1"><text:tab/> <text:s text:c="11"/>}</text:p>
      <text:p text:style-name="P1"><text:tab/> <text:s text:c="11"/>sum = 0;</text:p>
      <text:p text:style-name="P1"><text:tab/> <text:s text:c="7"/>}</text:p>
      <text:p text:style-name="P1"><text:tab/><text:tab/><text:tab/></text:p>
      <text:p text:style-name="P1"><text:tab/>}</text:p>
      <text:p text:style-name="P1">}</text:p>
      <text:p text:style-name="P1"/>
      <text:p text:style-name="P1">//**************************************************************************</text:p>
      <text:p text:style-name="P1"/>
      <text:p text:style-name="P1">//33. Program to print all Palindromes no between 100 and 1000.</text:p>
      <text:p text:style-name="P1"/>
      <text:p text:style-name="P1">public class Palindrome {</text:p>
      <text:p text:style-name="P1"><text:tab/>public static void main(String[] args) {</text:p>
      <text:p text:style-name="P1"><text:tab/><text:tab/>int n, b, rev = 0;</text:p>
      <text:p text:style-name="P1"><text:tab/><text:tab/>int limit=<text:tab/>1000;</text:p>
      <text:p text:style-name="P1"><text:tab/><text:tab/>System.out.print("Palindrome numbers from 100 to 1000:");</text:p>
      <text:p text:style-name="P1"><text:tab/><text:tab/>for (int i = 100; i &lt;= limit; i++)</text:p>
      <text:p text:style-name="P1"><text:tab/><text:tab/>{</text:p>
      <text:p text:style-name="P1"><text:tab/><text:tab/><text:tab/>n = i;</text:p>
      <text:p text:style-name="P1"><text:tab/><text:tab/><text:tab/>while (n &gt; 0)</text:p>
      <text:p text:style-name="P1"><text:tab/><text:tab/><text:tab/>{</text:p>
      <text:p text:style-name="P1"><text:tab/><text:tab/><text:tab/><text:tab/>b = n % 10;</text:p>
      <text:p text:style-name="P1"><text:tab/><text:tab/><text:tab/><text:tab/>rev = rev * 10 + b;</text:p>
      <text:p text:style-name="P1"><text:tab/><text:tab/><text:tab/><text:tab/>n = n / 10;</text:p>
      <text:p text:style-name="P1"><text:tab/><text:tab/><text:tab/>}</text:p>
      <text:p text:style-name="P1"><text:tab/><text:tab/><text:tab/>if (rev == i)</text:p>
      <text:p text:style-name="P1"><text:tab/><text:tab/><text:tab/>{</text:p>
      <text:p text:style-name="P1"><text:tab/><text:tab/><text:tab/><text:tab/>System.out.print(i + " ");</text:p>
      <text:p text:style-name="P1"><text:tab/><text:tab/><text:tab/>}</text:p>
      <text:p text:style-name="P1"><text:tab/><text:tab/><text:tab/>rev = 0;</text:p>
      <text:p text:style-name="P1"><text:tab/><text:tab/>}<text:tab/></text:p>
      <text:p text:style-name="P1"><text:soft-page-break/><text:tab/>}</text:p>
      <text:p text:style-name="P1">}</text:p>
      <text:p text:style-name="P1"/>
      <text:p text:style-name="P1"/>
      <text:p text:style-name="P1"/>
      <text:p text:style-name="P1"/>
      <text:p text:style-name="P1">//******************************************************************************</text:p>
      <text:p text:style-name="P1"/>
      <text:p text:style-name="P1">//35. Program to print all tables from 2 to 10.</text:p>
      <text:p text:style-name="P1"/>
      <text:p text:style-name="P1">public class Table {</text:p>
      <text:p text:style-name="P1"><text:tab/>public static void main(String[] args) {</text:p>
      <text:p text:style-name="P1"><text:tab/><text:tab/>int num;</text:p>
      <text:p text:style-name="P1"><text:tab/><text:tab/>int i,j;</text:p>
      <text:p text:style-name="P1"/>
      <text:p text:style-name="P1"><text:s text:c="8"/><text:tab/>for( i=1; i &lt;= 20; i++)</text:p>
      <text:p text:style-name="P1"><text:s text:c="8"/><text:tab/>{</text:p>
      <text:p text:style-name="P1"><text:s text:c="8"/><text:tab/><text:tab/>num=i;</text:p>
      <text:p text:style-name="P1"><text:s text:c="8"/><text:tab/><text:tab/>for(j=1; j&lt;=10; j++)</text:p>
      <text:p text:style-name="P1"><text:s text:c="8"/><text:tab/><text:tab/></text:p>
      <text:p text:style-name="P1"><text:s text:c="8"/><text:tab/> <text:s text:c="3"/>System.out.println(num+" * "+j+" = "+num*j);</text:p>
      <text:p text:style-name="P1"><text:s text:c="8"/><text:tab/><text:tab/>System.out.print("\n");</text:p>
      <text:p text:style-name="P1"><text:tab/><text:tab/>}</text:p>
      <text:p text:style-name="P1"><text:tab/><text:tab/></text:p>
      <text:p text:style-name="P1"><text:tab/><text:tab/><text:tab/></text:p>
      <text:p text:style-name="P1"><text:tab/>}</text:p>
      <text:p text:style-name="P1">}</text:p>
      <text:p text:style-name="P1"/>
      <text:p text:style-name="P1">//******************************************************************************</text:p>
      <text:p text:style-name="P1"/>
      <text:p text:style-name="P1">//38. Program to declare an array of size N and print it’s all elements in forward and backward direction.</text:p>
      <text:p text:style-name="P1"/>
      <text:p text:style-name="P1">public class ArrayForward {</text:p>
      <text:p text:style-name="P1"><text:tab/>public static void main(String[] args) {</text:p>
      <text:p text:style-name="P1"><text:tab/><text:tab/></text:p>
      <text:p text:style-name="P1"><text:tab/><text:tab/>int arr[] = {1,2,3};</text:p>
      <text:p text:style-name="P1"><text:tab/><text:tab/>for(int i=0; i&lt;3;i++) {</text:p>
      <text:p text:style-name="P1"><text:tab/><text:tab/><text:tab/>System.out.print(" " + arr[i]);</text:p>
      <text:p text:style-name="P1"><text:tab/><text:tab/></text:p>
      <text:p text:style-name="P1"><text:s text:c="7"/>}</text:p>
      <text:p text:style-name="P1">}</text:p>
      <text:p text:style-name="P1">}</text:p>
      <text:p text:style-name="P1"><text:soft-page-break/></text:p>
      <text:p text:style-name="P1">public class ArrayBackward {</text:p>
      <text:p text:style-name="P1"><text:tab/>public static void main(String[] args) {</text:p>
      <text:p text:style-name="P1"><text:tab/><text:tab/></text:p>
      <text:p text:style-name="P1"><text:tab/><text:tab/>int arr[] = {1,2,3};</text:p>
      <text:p text:style-name="P1"><text:tab/><text:tab/>for(int i=2; i&gt;=0;i--) {</text:p>
      <text:p text:style-name="P1"><text:tab/><text:tab/><text:tab/>System.out.print(" " + arr[i]);</text:p>
      <text:p text:style-name="P1"><text:tab/><text:tab/></text:p>
      <text:p text:style-name="P1"><text:s text:c="7"/>}</text:p>
      <text:p text:style-name="P1">}</text:p>
      <text:p text:style-name="P1">}</text:p>
      <text:p text:style-name="P1"/>
      <text:p text:style-name="P1">//******************************************************************************</text:p>
      <text:p text:style-name="P1"/>
      <text:p text:style-name="P1">//39.Program to declare an array of size N and print the sum of all elements and average.</text:p>
      <text:p text:style-name="P1"/>
      <text:p text:style-name="P1">public class SumAndAverage {</text:p>
      <text:p text:style-name="P1"><text:tab/>public static void main(String[] args) {</text:p>
      <text:p text:style-name="P1"><text:tab/><text:tab/>float sum = 0;</text:p>
      <text:p text:style-name="P1"><text:tab/><text:tab/>float average = 0;</text:p>
      <text:p text:style-name="P1"><text:tab/><text:tab/>int arr[] = {1,19,3};</text:p>
      <text:p text:style-name="P1"><text:tab/><text:tab/>for(int i=0; i&lt;3;i++) {</text:p>
      <text:p text:style-name="P1"><text:tab/><text:tab/><text:tab/>sum = sum + arr[i];</text:p>
      <text:p text:style-name="P1"><text:tab/><text:tab/><text:tab/>average = sum/arr[i];<text:tab/><text:tab/></text:p>
      <text:p text:style-name="P1"><text:tab/><text:tab/></text:p>
      <text:p text:style-name="P1"><text:s text:c="7"/>}</text:p>
      <text:p text:style-name="P1"><text:tab/><text:tab/>System.out.print("The sum is: " + sum);</text:p>
      <text:p text:style-name="P1"><text:tab/><text:tab/>System.out.print("\nThe average is: " + average);</text:p>
      <text:p text:style-name="P1">}</text:p>
      <text:p text:style-name="P1">}</text:p>
      <text:p text:style-name="P1"/>
      <text:p text:style-name="P1"/>
      <text:p text:style-name="P1">//******************************************************************************</text:p>
      <text:p text:style-name="P1"/>
      <text:p text:style-name="P1">//40. Program to read an array of size 10 and print it’s all elements in Ascending/Descending order.</text:p>
      <text:p text:style-name="P1"/>
      <text:p text:style-name="P1"/>
      <text:p text:style-name="P1">public class AscendingDescending {</text:p>
      <text:p text:style-name="P1"><text:tab/>public static void main(String[] args) {</text:p>
      <text:p text:style-name="P1"><text:tab/><text:tab/></text:p>
      <text:p text:style-name="P1"><text:tab/><text:tab/>int arr[] = {30,21,45,34,23,11,89,98,78,69};</text:p>
      <text:p text:style-name="P1"><text:soft-page-break/><text:tab/><text:tab/>for(int i=0; i&lt;10; i++) {</text:p>
      <text:p text:style-name="P1"><text:tab/><text:tab/><text:tab/>for (int j=0; j&lt;9-i; j++) {</text:p>
      <text:p text:style-name="P1"><text:tab/><text:tab/><text:tab/><text:tab/>if (arr[j]&gt;arr[j+1]) {</text:p>
      <text:p text:style-name="P1"><text:tab/><text:tab/><text:tab/><text:tab/><text:tab/>int a = arr[j];</text:p>
      <text:p text:style-name="P1"><text:tab/><text:tab/><text:tab/><text:tab/><text:tab/>arr[j] = arr[j+1];</text:p>
      <text:p text:style-name="P1"><text:tab/><text:tab/><text:tab/><text:tab/><text:tab/>arr[j+1] = a;</text:p>
      <text:p text:style-name="P1"><text:tab/><text:tab/><text:tab/><text:tab/><text:tab/></text:p>
      <text:p text:style-name="P1"><text:tab/><text:tab/><text:tab/><text:tab/>}</text:p>
      <text:p text:style-name="P1"><text:tab/><text:tab/><text:tab/>}</text:p>
      <text:p text:style-name="P1"><text:tab/><text:tab/>}</text:p>
      <text:p text:style-name="P1"><text:tab/><text:tab/></text:p>
      <text:p text:style-name="P1"><text:tab/><text:tab/>System.out.print("The ascending order of the number are: ");</text:p>
      <text:p text:style-name="P1"><text:tab/><text:tab/>for(int i=0; i&lt;10;i++) {</text:p>
      <text:p text:style-name="P1"><text:tab/><text:tab/><text:tab/>System.out.println(arr[i]);</text:p>
      <text:p text:style-name="P1"><text:tab/><text:tab/>}</text:p>
      <text:p text:style-name="P1"><text:tab/><text:tab/>System.out.print("The descending order of the number are: ");</text:p>
      <text:p text:style-name="P1"><text:tab/><text:tab/>for(int i=9; i&gt;=0;i--) {</text:p>
      <text:p text:style-name="P1"><text:tab/><text:tab/><text:tab/>System.out.println(arr[i]);</text:p>
      <text:p text:style-name="P1"><text:tab/><text:tab/>}</text:p>
      <text:p text:style-name="P1">}</text:p>
      <text:p text:style-name="P1">}</text:p>
      <text:p text:style-name="P1"/>
      <text:p text:style-name="P1">//****************************************************************************</text:p>
      <text:p text:style-name="P1"/>
      <text:p text:style-name="P1">//41.Program to read an array of size 10 and print Smallest, Largest.</text:p>
      <text:p text:style-name="P1"/>
      <text:p text:style-name="P1">public class GreatestSmallest {</text:p>
      <text:p text:style-name="P1"><text:tab/>public static void main(String[] args) {</text:p>
      <text:p text:style-name="P1"><text:tab/><text:tab/></text:p>
      <text:p text:style-name="P1"><text:tab/><text:tab/>int arr[] = {30,21,45,34,23,11,89,98,78,69};</text:p>
      <text:p text:style-name="P1"><text:tab/><text:tab/>int i,j;</text:p>
      <text:p text:style-name="P1"><text:tab/><text:tab/>int max = arr[0];</text:p>
      <text:p text:style-name="P1"><text:tab/><text:tab/>int min = arr[0];</text:p>
      <text:p text:style-name="P1"/>
      <text:p text:style-name="P1"><text:tab/><text:tab/></text:p>
      <text:p text:style-name="P1"><text:tab/><text:tab/>for(i=0; i&lt;9;i++) {</text:p>
      <text:p text:style-name="P1"><text:tab/><text:tab/><text:tab/>if(arr[i]&gt;max)</text:p>
      <text:p text:style-name="P1"><text:tab/><text:tab/><text:tab/><text:tab/>max = arr[i];</text:p>
      <text:p text:style-name="P1"><text:tab/><text:tab/><text:tab/>else if (arr[i]&lt;min)</text:p>
      <text:p text:style-name="P1"><text:tab/><text:tab/><text:tab/><text:tab/>min = arr[i];</text:p>
      <text:p text:style-name="P1"><text:tab/><text:tab/>}</text:p>
      <text:p text:style-name="P1"><text:tab/><text:tab/>System.out.print("Largest: " + max);</text:p>
      <text:p text:style-name="P1"><text:soft-page-break/><text:tab/><text:tab/>System.out.print("\nSmallest: " + min);</text:p>
      <text:p text:style-name="P1">}</text:p>
      <text:p text:style-name="P1">}</text:p>
      <text:p text:style-name="P1"/>
      <text:p text:style-name="P1">//*****************************************************************************</text:p>
      <text:p text:style-name="P1"/>
      <text:p text:style-name="P1">//42.Program to read two array of size 5 each and sum the elements of theses into third array.</text:p>
      <text:p text:style-name="P1"/>
      <text:p text:style-name="P1">public class SumOfTwoArray {</text:p>
      <text:p text:style-name="P1"><text:tab/>public static void main(String[] args) {</text:p>
      <text:p text:style-name="P1"><text:tab/><text:tab/></text:p>
      <text:p text:style-name="P1"><text:tab/><text:tab/>int a[] = {1,2,3,4,5};</text:p>
      <text:p text:style-name="P1"><text:tab/><text:tab/>int b[] = {4,5,6,7,8};</text:p>
      <text:p text:style-name="P1"><text:tab/><text:tab/>int c[] = new int[5];</text:p>
      <text:p text:style-name="P1"><text:tab/><text:tab/>for(int i=0; i&lt;5;i++) {</text:p>
      <text:p text:style-name="P1"><text:tab/><text:tab/><text:tab/>c[i] = a[i] + b[i];</text:p>
      <text:p text:style-name="P1"><text:tab/><text:tab/><text:tab/>System.out.print(" " + c[i]);</text:p>
      <text:p text:style-name="P1"><text:tab/><text:tab/>}</text:p>
      <text:p text:style-name="P1"><text:tab/></text:p>
      <text:p text:style-name="P1">}</text:p>
      <text:p text:style-name="P1">}</text:p>
      <text:p text:style-name="P1"/>
      <text:p text:style-name="P1"/>
      <text:p text:style-name="P1"/>
      <text:p text:style-name="P1"/>
      <text:p text:style-name="P1">//*******************************************************************************</text:p>
      <text:p text:style-name="P1"/>
      <text:p text:style-name="P1"/>
      <text:p text:style-name="P1">//43.Program to read two array of size 5 each and concatenate both arrays into third array of size 10.</text:p>
      <text:p text:style-name="P1">class Fourtythree</text:p>
      <text:p text:style-name="P1"><text:tab/>{</text:p>
      <text:p text:style-name="P1"><text:s text:c="6"/><text:tab/> <text:s text:c="3"/>public static void main(String args[])</text:p>
      <text:p text:style-name="P1"><text:s text:c="16"/><text:tab/><text:tab/>{</text:p>
      <text:p text:style-name="P1"><text:s text:c="36"/><text:tab/>int a[]={1,2,3,4,5};</text:p>
      <text:p text:style-name="P1"><text:s text:c="36"/><text:tab/>int b[]={6,7,8,9,10};</text:p>
      <text:p text:style-name="P1"><text:s text:c="36"/><text:tab/>int c[] = new int[10];</text:p>
      <text:p text:style-name="P1"><text:s text:c="36"/><text:tab/>for(int i=0;i&lt;=4;i++){</text:p>
      <text:p text:style-name="P1"><text:s text:c="36"/><text:tab/>System.out.print(a[i]+" ");}</text:p>
      <text:p text:style-name="P1"><text:s text:c="36"/><text:tab/>System.out.print("\n ");</text:p>
      <text:p text:style-name="P1"><text:s text:c="46"/><text:tab/>for(int <text:soft-page-break/>i=0;i&lt;=4;i++)</text:p>
      <text:p text:style-name="P1"><text:s text:c="36"/><text:tab/> <text:s text:c="3"/><text:tab/>{</text:p>
      <text:p text:style-name="P1"><text:s text:c="56"/><text:tab/>System.out.print(b[i]+" ");</text:p>
      <text:p text:style-name="P1"><text:s text:c="46"/><text:tab/><text:tab/>} <text:tab/>System.out.print("\n ");</text:p>
      <text:p text:style-name="P1"><text:s text:c="21"/><text:tab/>for(int i=0;i&lt;=4;i++)</text:p>
      <text:p text:style-name="P1"><text:s text:c="56"/><text:tab/> {</text:p>
      <text:p text:style-name="P1"><text:s text:c="24"/><text:tab/>c[i]=a[i];</text:p>
      <text:p text:style-name="P1"><text:s text:c="66"/><text:tab/>c[i+5]=b[i];</text:p>
      <text:p text:style-name="P1"><text:s text:c="21"/><text:tab/>} <text:s text:c="59"/><text:tab/></text:p>
      <text:p text:style-name="P1"><text:s text:c="21"/><text:tab/>for(int i=0;i&lt;=9;i++)</text:p>
      <text:p text:style-name="P1"><text:s text:c="56"/><text:tab/> {</text:p>
      <text:p text:style-name="P1">System.out.print(c[i]+" ");</text:p>
      <text:p text:style-name="P1"><text:s text:c="6"/><text:tab/> <text:s text:c="55"/><text:tab/>}</text:p>
      <text:p text:style-name="P1"><text:s text:c="56"/><text:tab/> }</text:p>
      <text:p text:style-name="P1"><text:tab/>} </text:p>
      <text:p text:style-name="P1"/>
      <text:p text:style-name="P1"/>
      <text:p text:style-name="P1">//*******************************************************************************</text:p>
      <text:p text:style-name="P1"/>
      <text:p text:style-name="P1">//44.Program to find the binary equivalent of the entered number.</text:p>
      <text:p text:style-name="P1"/>
      <text:p text:style-name="P1">import java.util.Scanner;</text:p>
      <text:p text:style-name="P1"/>
      <text:p text:style-name="P1">public class Binary {</text:p>
      <text:p text:style-name="P1"><text:tab/>public static void main(String[] args) {</text:p>
      <text:p text:style-name="P1"><text:tab/><text:tab/></text:p>
      <text:p text:style-name="P1"><text:tab/> <text:s text:c="3"/>Scanner sc=new Scanner(System.in);</text:p>
      <text:p text:style-name="P1"><text:tab/> <text:s text:c="3"/>System.out.print("Enter a decimal number: ");</text:p>
      <text:p text:style-name="P1"><text:tab/> <text:s text:c="3"/>int n=sc.nextInt();</text:p>
      <text:p text:style-name="P1"><text:tab/> <text:s text:c="3"/>int <text:s/>bin[]=new int[100];</text:p>
      <text:p text:style-name="P1"><text:tab/> <text:s text:c="3"/>int i = 0;</text:p>
      <text:p text:style-name="P1"><text:tab/> <text:s text:c="3"/>while(n &gt; 0)</text:p>
      <text:p text:style-name="P1"><text:tab/> <text:s text:c="3"/>{</text:p>
      <text:p text:style-name="P1"><text:tab/> <text:s text:c="3"/>bin[i++] = n%2;</text:p>
      <text:p text:style-name="P1"><text:tab/> <text:s text:c="6"/>n = n/2;</text:p>
      <text:p text:style-name="P1"><text:tab/> <text:s text:c="3"/>}</text:p>
      <text:p text:style-name="P1"><text:tab/> <text:s text:c="2"/>System.out.print("Binary number is : ");</text:p>
      <text:p text:style-name="P1"><text:tab/> <text:s text:c="3"/>for(int j = i-1;j &gt;= 0;j--)</text:p>
      <text:p text:style-name="P1"><text:tab/> <text:s text:c="2"/>{</text:p>
      <text:p text:style-name="P1"><text:tab/> <text:s text:c="6"/>System.out.print(bin[j]);</text:p>
      <text:p text:style-name="P1"><text:soft-page-break/><text:tab/> <text:s text:c="2"/>}</text:p>
      <text:p text:style-name="P1"/>
      <text:p text:style-name="P1"><text:tab/><text:tab/></text:p>
      <text:p text:style-name="P1">}</text:p>
      <text:p text:style-name="P1">}</text:p>
      <text:p text:style-name="P1"/>
      <text:p text:style-name="P1"/>
      <text:p text:style-name="P1">//*********************************************************************************</text:p>
      <text:p text:style-name="P1"/>
      <text:p text:style-name="P1">//45.Program to declare a 2D array of size 5X5 and print it in matrix form.</text:p>
      <text:p text:style-name="P1">class Foutyfive</text:p>
      <text:p text:style-name="P1"><text:tab/>{</text:p>
      <text:p text:style-name="P1"><text:s text:c="6"/><text:tab/> <text:s text:c="3"/>public static void main(String args[])</text:p>
      <text:p text:style-name="P1"><text:s text:c="16"/><text:tab/><text:tab/>{</text:p>
      <text:p text:style-name="P1"><text:s text:c="26"/><text:tab/> int a[][]={{31,32,33,34,35},</text:p>
      <text:p text:style-name="P1"><text:s text:c="26"/><text:tab/> <text:s text:c="7"/><text:tab/>{36,37,38,39,40},</text:p>
      <text:p text:style-name="P1"><text:s text:c="56"/><text:tab/>{11,12,13,14,15},</text:p>
      <text:p text:style-name="P1"><text:s text:c="56"/><text:tab/>{16,17,18,19,20},</text:p>
      <text:p text:style-name="P1"><text:s text:c="56"/><text:tab/>{21,22,23,24,25}};</text:p>
      <text:p text:style-name="P1"><text:s text:c="26"/><text:tab/> for(int i=0;i&lt;5;i++)</text:p>
      <text:p text:style-name="P1"><text:s text:c="36"/><text:tab/>{</text:p>
      <text:p text:style-name="P1"><text:s text:c="36"/><text:tab/> for(int j=0;j&lt;5;j++)</text:p>
      <text:p text:style-name="P1"><text:s text:c="36"/><text:tab/><text:tab/>{</text:p>
      <text:p text:style-name="P1"><text:s text:c="46"/><text:tab/>System.out.print(a[i][j]+" <text:s/>");</text:p>
      <text:p text:style-name="P1"><text:s text:c="46"/><text:tab/>}System.out.println();</text:p>
      <text:p text:style-name="P1"><text:s text:c="36"/><text:tab/>}</text:p>
      <text:p text:style-name="P1"><text:s text:c="8"/><text:tab/>}</text:p>
      <text:p text:style-name="P1"/>
      <text:p text:style-name="P1">//*********************************************************************************</text:p>
      <text:p text:style-name="P1"/>
      <text:p text:style-name="P1"/>
      <text:p text:style-name="P1"/>
      <text:p text:style-name="P1">//46.Program to declare a 2D array of size 5X5 and print its transpose.</text:p>
      <text:p text:style-name="P1"/>
      <text:p text:style-name="P1">import java.util.Scanner;</text:p>
      <text:p text:style-name="P1">public class Transpose</text:p>
      <text:p text:style-name="P1"><text:soft-page-break/>{</text:p>
      <text:p text:style-name="P1"><text:s text:c="4"/>public static void main(String args[]) <text:s/></text:p>
      <text:p text:style-name="P1"><text:s text:c="4"/>{</text:p>
      <text:p text:style-name="P1"><text:tab/>int i, j;</text:p>
      <text:p text:style-name="P1"><text:tab/>System.out.println("Enter total rows and columns: ");</text:p>
      <text:p text:style-name="P1"><text:tab/>Scanner s = new Scanner(System.in);</text:p>
      <text:p text:style-name="P1"><text:tab/>int row = s.nextInt();</text:p>
      <text:p text:style-name="P1"><text:tab/>int column = s.nextInt();</text:p>
      <text:p text:style-name="P1"><text:tab/>int array[][] = new int[row][column];</text:p>
      <text:p text:style-name="P1"><text:tab/>System.out.println("Enter matrix:");</text:p>
      <text:p text:style-name="P1"><text:s/><text:tab/>for(i = 0; i &lt; row; i++)</text:p>
      <text:p text:style-name="P1"><text:s text:c="2"/><text:tab/>{</text:p>
      <text:p text:style-name="P1"><text:s text:c="3"/><text:tab/> <text:s text:c="3"/>for(j = 0; j &lt; column; j++) </text:p>
      <text:p text:style-name="P1"><text:s text:c="5"/><text:tab/> <text:s text:c="3"/>{</text:p>
      <text:p text:style-name="P1"><text:s text:c="8"/><text:tab/>array[i][j] = s.nextInt();</text:p>
      <text:p text:style-name="P1"><text:s text:c="8"/><text:tab/>System.out.print(" ");</text:p>
      <text:p text:style-name="P1"><text:s text:c="12"/>}</text:p>
      <text:p text:style-name="P1"><text:s text:c="2"/><text:tab/>}</text:p>
      <text:p text:style-name="P1"><text:tab/>System.out.println("The above matrix before Transpose is ");</text:p>
      <text:p text:style-name="P1"><text:s text:c="2"/><text:tab/>for(i = 0; i &lt; row; i++)</text:p>
      <text:p text:style-name="P1"><text:s text:c="4"/><text:tab/>{</text:p>
      <text:p text:style-name="P1"><text:s text:c="6"/><text:tab/> <text:s text:c="3"/>for(j = 0; j &lt; column; j++)</text:p>
      <text:p text:style-name="P1"><text:s text:c="12"/>{</text:p>
      <text:p text:style-name="P1"><text:s text:c="10"/><text:tab/>System.out.print(array[i][j]+" ");</text:p>
      <text:p text:style-name="P1"><text:s text:c="12"/>}</text:p>
      <text:p text:style-name="P1"><text:s text:c="12"/>System.out.println(" ");</text:p>
      <text:p text:style-name="P1"><text:s text:c="8"/>}</text:p>
      <text:p text:style-name="P1"><text:s/><text:tab/>System.out.println("The above matrix after Transpose is ");</text:p>
      <text:p text:style-name="P1"><text:s text:c="2"/><text:tab/>for(i = 0; i &lt; column; i++)</text:p>
      <text:p text:style-name="P1"><text:s text:c="4"/><text:tab/>{</text:p>
      <text:p text:style-name="P1"><text:s text:c="6"/><text:tab/> <text:s text:c="3"/>for(j = 0; j &lt; row; j++)</text:p>
      <text:p text:style-name="P1"><text:s text:c="12"/>{</text:p>
      <text:p text:style-name="P1"><text:s text:c="16"/>System.out.print(array[j][i]+" ");</text:p>
      <text:p text:style-name="P1"><text:s text:c="12"/>}</text:p>
      <text:p text:style-name="P1"><text:s text:c="12"/>System.out.println(" ");</text:p>
      <text:p text:style-name="P1"><text:s text:c="8"/>}</text:p>
      <text:p text:style-name="P1"><text:s text:c="4"/>}</text:p>
      <text:p text:style-name="P1">}</text:p>
      <text:p text:style-name="P1"/>
      <text:p text:style-name="P1">//***********************************************************************************</text:p>
      <text:p text:style-name="P1"/>
      <text:p text:style-name="P1">//47. Program to declare two 2D array of size 5X5 each and print the sum of these two.</text:p>
      <text:p text:style-name="P1"/>
      <text:p text:style-name="P1">public class ArraySum {</text:p>
      <text:p text:style-name="P1"><text:soft-page-break/><text:tab/>public static void main(String[] args) {</text:p>
      <text:p text:style-name="P1"><text:tab/><text:tab/></text:p>
      <text:p text:style-name="P1"><text:tab/><text:tab/>int a[][]={{1,1,1,1,1},{2,2,2,2,2},{3,3,3,3,3},{4,4,4,4,4},{5,5,5,5,5}}; <text:s text:c="3"/></text:p>
      <text:p text:style-name="P1"><text:tab/><text:tab/>int b[][]={{1,1,1,1,1},{2,2,2,2,2},{3,3,3,3,3},{4,4,4,4,4},{5,5,5,5,5}}; <text:s text:c="3"/></text:p>
      <text:p text:style-name="P1"><text:tab/><text:tab/> <text:s text:c="3"/></text:p>
      <text:p text:style-name="P1"><text:s text:c="4"/></text:p>
      <text:p text:style-name="P1"><text:tab/><text:tab/>int c[][]=new int[5][5]; </text:p>
      <text:p text:style-name="P1"><text:tab/><text:tab/> <text:s text:c="7"/></text:p>
      <text:p text:style-name="P1"><text:tab/><text:tab/>for(int i=0;i&lt;5;i++){ <text:s text:c="3"/></text:p>
      <text:p text:style-name="P1"><text:tab/><text:tab/>for(int j=0;j&lt;5;j++){ <text:s text:c="3"/></text:p>
      <text:p text:style-name="P1"><text:tab/><text:tab/>c[i][j]=0; <text:s text:c="5"/></text:p>
      <text:p text:style-name="P1"><text:tab/><text:tab/>for(int k=0;k&lt;5;k++) <text:s text:c="5"/></text:p>
      <text:p text:style-name="P1"><text:tab/><text:tab/>{ <text:s text:c="5"/></text:p>
      <text:p text:style-name="P1"><text:tab/><text:tab/>c[i][j]+=a[i][k] + b[k][j]; <text:s text:c="5"/></text:p>
      <text:p text:style-name="P1"><text:tab/><text:tab/>}</text:p>
      <text:p text:style-name="P1"><text:tab/><text:tab/>System.out.print(c[i][j]+" "); <text:s text:c="3"/></text:p>
      <text:p text:style-name="P1"><text:tab/><text:tab/>} <text:s/></text:p>
      <text:p text:style-name="P1"><text:tab/><text:tab/>System.out.println(); <text:s text:c="3"/></text:p>
      <text:p text:style-name="P1"><text:tab/><text:tab/>}</text:p>
      <text:p text:style-name="P1"/>
      <text:p text:style-name="P1"><text:tab/><text:tab/></text:p>
      <text:p text:style-name="P1">}</text:p>
      <text:p text:style-name="P1">}</text:p>
      <text:p text:style-name="P1"/>
      <text:p text:style-name="P1">//***********************************************************************************</text:p>
      <text:p text:style-name="P1"/>
      <text:p text:style-name="P1">//48.Program to declare a 2D array of size 5X5 and print it’s both diagonal (Left/Right) elements.</text:p>
      <text:p text:style-name="P1"/>
      <text:p text:style-name="P1">class Fourtyeight</text:p>
      <text:p text:style-name="P1"><text:tab/>{</text:p>
      <text:p text:style-name="P1"><text:s text:c="6"/><text:tab/> <text:s text:c="3"/>public static void main(String args[])</text:p>
      <text:p text:style-name="P1"><text:s text:c="16"/><text:tab/><text:tab/>{</text:p>
      <text:p text:style-name="P1"><text:s text:c="26"/><text:tab/> int a[][]={{22,52,63,14,45},</text:p>
      <text:p text:style-name="P1"><text:s text:c="26"/><text:tab/> <text:s text:c="7"/><text:tab/>{26,87,58,30,60},</text:p>
      <text:p text:style-name="P1"><text:s text:c="56"/><text:tab/>{51,32,13,54,45},</text:p>
      <text:p text:style-name="P1"><text:s text:c="56"/><text:tab/>{16,27,28,39,40},</text:p>
      <text:p text:style-name="P1"><text:s text:c="56"/><text:tab/>{41,22,43,44,45}};</text:p>
      <text:p text:style-name="P1"><text:s text:c="26"/><text:tab/> for(int i=0;i&lt;5;i++)</text:p>
      <text:p text:style-name="P1"><text:s text:c="36"/><text:tab/>{</text:p>
      <text:p text:style-name="P1"><text:soft-page-break/><text:s text:c="36"/><text:tab/> for(int j=0;j&lt;5;j++)</text:p>
      <text:p text:style-name="P1"><text:s text:c="36"/><text:tab/><text:tab/>{</text:p>
      <text:p text:style-name="P1"><text:s text:c="56"/><text:tab/>if(i==j)</text:p>
      <text:p text:style-name="P1"><text:s text:c="46"/><text:tab/>System.out.print(a[i][j]+" <text:s/>");</text:p>
      <text:p text:style-name="P1"><text:s text:c="46"/><text:tab/>}</text:p>
      <text:p text:style-name="P1"><text:s text:c="36"/><text:tab/>}System.out.println();</text:p>
      <text:p text:style-name="P1"><text:s text:c="36"/><text:tab/> <text:s/>for(int i=0;i&lt;5;i++)</text:p>
      <text:p text:style-name="P1"><text:s text:c="36"/><text:tab/><text:tab/>{</text:p>
      <text:p text:style-name="P1"><text:s text:c="36"/><text:tab/> <text:tab/>for(int j=0;j&lt;5;j++)</text:p>
      <text:p text:style-name="P1"><text:s text:c="36"/><text:tab/> <text:s text:c="3"/><text:tab/>{</text:p>
      <text:p text:style-name="P1"><text:s text:c="56"/><text:tab/> if(i+j==4)</text:p>
      <text:p text:style-name="P1"><text:s text:c="46"/><text:tab/>System.out.print(a[i][j]+" <text:s/>");</text:p>
      <text:p text:style-name="P1"><text:s text:c="46"/><text:tab/><text:tab/>}</text:p>
      <text:p text:style-name="P1"><text:s text:c="36"/><text:tab/><text:tab/>}System.out.println();</text:p>
      <text:p text:style-name="P1"><text:s text:c="3"/><text:tab/> <text:s text:c="4"/>}</text:p>
      <text:p text:style-name="P1"><text:tab/>} <text:s text:c="3"/></text:p>
      <text:p text:style-name="P1"/>
      <text:p text:style-name="P1"/>
      <text:p text:style-name="P1"/>
      <text:p text:style-name="P1">//**********************************************************************************</text:p>
      <text:p text:style-name="P1"/>
      <text:p text:style-name="P1">//49.Program to declare a 2D array of size 5X5 and print its Lower/Upper half triangular matrix.</text:p>
      <text:p text:style-name="P1"/>
      <text:p text:style-name="P1">public class UpperTriangular {</text:p>
      <text:p text:style-name="P1"><text:tab/>public static void main(String[] args) {</text:p>
      <text:p text:style-name="P1"><text:tab/><text:tab/></text:p>
      <text:p text:style-name="P1"><text:s text:c="8"/>int rows, cols; <text:s/></text:p>
      <text:p text:style-name="P1"><text:s text:c="8"/></text:p>
      <text:p text:style-name="P1"><text:s text:c="8"/>int a[][] = { <text:s text:c="4"/></text:p>
      <text:p text:style-name="P1"><text:s text:c="24"/>{1, 2, 3}, <text:s/></text:p>
      <text:p text:style-name="P1"><text:s text:c="24"/>{8, 6, 4}, <text:s/></text:p>
      <text:p text:style-name="P1"><text:s text:c="24"/>{4, 5, 6} <text:s/></text:p>
      <text:p text:style-name="P1"><text:s text:c="20"/>}; <text:s/></text:p>
      <text:p text:style-name="P1"><text:s text:c="13"/></text:p>
      <text:p text:style-name="P1"><text:s text:c="8"/>rows = a.length; <text:s/></text:p>
      <text:p text:style-name="P1"><text:s text:c="8"/>cols = a[0].length; <text:s/></text:p>
      <text:p text:style-name="P1"><text:s text:c="10"/></text:p>
      <text:p text:style-name="P1"><text:s text:c="8"/>if(rows != cols){ <text:s/></text:p>
      <text:p text:style-name="P1"><text:s text:c="12"/>System.out.println("Matrix should be a square <text:soft-page-break/>matrix"); <text:s/></text:p>
      <text:p text:style-name="P1"><text:s text:c="8"/>} <text:s/></text:p>
      <text:p text:style-name="P1"><text:s text:c="8"/>else { <text:s/></text:p>
      <text:p text:style-name="P1"><text:s text:c="12"/>System.out.println("Upper triangular matrix: "); <text:s/></text:p>
      <text:p text:style-name="P1"><text:s text:c="12"/>for(int i = 0; i &lt; rows; i++){ <text:s/></text:p>
      <text:p text:style-name="P1"><text:s text:c="16"/>for(int j = 0; j &lt; cols; j++){ <text:s/></text:p>
      <text:p text:style-name="P1"><text:s text:c="18"/>if(i &gt; j) <text:s/></text:p>
      <text:p text:style-name="P1"><text:s text:c="20"/>System.out.print("0 "); <text:s/></text:p>
      <text:p text:style-name="P1"><text:s text:c="18"/>else <text:s/></text:p>
      <text:p text:style-name="P1"><text:s text:c="20"/>System.out.print(a[i][j] + " "); <text:s/></text:p>
      <text:p text:style-name="P1"><text:s text:c="16"/>} <text:s/></text:p>
      <text:p text:style-name="P1"><text:s text:c="16"/>System.out.println(); <text:s/></text:p>
      <text:p text:style-name="P1"><text:s text:c="12"/>} <text:s/></text:p>
      <text:p text:style-name="P1"><text:s text:c="8"/>} <text:s/></text:p>
      <text:p text:style-name="P1"/>
      <text:p text:style-name="P1"><text:tab/><text:tab/></text:p>
      <text:p text:style-name="P1">}</text:p>
      <text:p text:style-name="P1">}</text:p>
      <text:p text:style-name="P1"/>
      <text:p text:style-name="P1">//**********************************************************************************</text:p>
      <text:p text:style-name="P1"/>
      <text:p text:style-name="P1">//50.Program to declare a 2D array of size 5X5 and print its multiplication.</text:p>
      <text:p text:style-name="P1"/>
      <text:p text:style-name="P1">public class Multiplication {</text:p>
      <text:p text:style-name="P1"><text:tab/>public static void main(String[] args) {</text:p>
      <text:p text:style-name="P1"><text:tab/><text:tab/></text:p>
      <text:p text:style-name="P1"><text:tab/><text:tab/>int a[][]={{1,1,1,1,1},{2,2,2,2,2},{3,3,3,3,3},{4,4,4,4,4},{5,5,5,5,5}}; <text:s text:c="3"/></text:p>
      <text:p text:style-name="P1"><text:tab/><text:tab/>int b[][]={{1,1,1,1,1},{2,2,2,2,2},{3,3,3,3,3},{4,4,4,4,4},{5,5,5,5,5}}; <text:s text:c="3"/></text:p>
      <text:p text:style-name="P1"><text:tab/><text:tab/> <text:s text:c="7"/></text:p>
      <text:p text:style-name="P1"><text:tab/><text:tab/>int c[][]=new int[5][5]; <text:s text:c="3"/></text:p>
      <text:p text:style-name="P1"><text:tab/><text:tab/> <text:s text:c="4"/></text:p>
      <text:p text:style-name="P1"><text:tab/><text:tab/>for(int i=0;i&lt;5;i++){ <text:s text:c="3"/></text:p>
      <text:p text:style-name="P1"><text:tab/><text:tab/>for(int j=0;j&lt;5;j++){ <text:s text:c="3"/></text:p>
      <text:p text:style-name="P1"><text:tab/><text:tab/>c[i][j]=0; <text:s text:c="5"/></text:p>
      <text:p text:style-name="P1"><text:tab/><text:tab/>for(int k=0;k&lt;5;k++) <text:s text:c="5"/></text:p>
      <text:p text:style-name="P1"><text:tab/><text:tab/>{ <text:s text:c="5"/></text:p>
      <text:p text:style-name="P1"><text:tab/><text:tab/>c[i][j]+=a[i][k]*b[k][j]; <text:s text:c="5"/></text:p>
      <text:p text:style-name="P1"><text:tab/><text:tab/>}</text:p>
      <text:p text:style-name="P1"><text:tab/><text:tab/>System.out.print(c[i][j]+" "); <text:s text:c="2"/></text:p>
      <text:p text:style-name="P1"><text:tab/><text:tab/>}</text:p>
      <text:p text:style-name="P1"><text:tab/><text:tab/>System.out.println();</text:p>
      <text:p text:style-name="P1"><text:s text:c="4"/></text:p>
      <text:p text:style-name="P1"><text:soft-page-break/><text:tab/><text:tab/>}</text:p>
      <text:p text:style-name="P1"/>
      <text:p text:style-name="P1"><text:tab/><text:tab/></text:p>
      <text:p text:style-name="P1">}</text:p>
      <text:p text:style-name="P1">}</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01T18:58:00.528235262</dc:date>
    <meta:editing-duration>PT3M11S</meta:editing-duration>
    <meta:editing-cycles>3</meta:editing-cycles>
    <meta:generator>LibreOffice/6.0.7.3$Linux_X86_64 LibreOffice_project/00m0$Build-3</meta:generator>
    <meta:document-statistic meta:table-count="0" meta:image-count="0" meta:object-count="0" meta:page-count="35" meta:paragraph-count="1201" meta:word-count="3859" meta:character-count="37346" meta:non-whitespace-character-count="24411"/>
  </office:meta>
</office:document-meta>
</file>